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ambria3" svg:font-family="Cambria"/>
    <style:font-face style:name="Cambria1" svg:font-family="Cambria, 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2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3cm"/>
    </style:style>
    <style:style style:name="Таблица2.D" style:family="table-column">
      <style:table-column-properties style:column-width="0.499cm"/>
    </style:style>
    <style:style style:name="Таблица2.E" style:family="table-column">
      <style:table-column-properties style:column-width="2.503cm"/>
    </style:style>
    <style:style style:name="Таблица2.F" style:family="table-column">
      <style:table-column-properties style:column-width="0.497cm"/>
    </style:style>
    <style:style style:name="Таблица2.G" style:family="table-column">
      <style:table-column-properties style:column-width="4.25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1cm" fo:margin-left="0cm" fo:margin-top="0cm" fo:margin-bottom="0cm" table:align="left" style:writing-mode="lr-tb"/>
    </style:style>
    <style:style style:name="Таблица3.A" style:family="table-column">
      <style:table-column-properties style:column-width="9.253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1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6cm"/>
    </style:style>
    <style:style style:name="Таблица4.C" style:family="table-column">
      <style:table-column-properties style:column-width="3.048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none"/>
    </style:style>
    <style:style style:name="Таблица6" style:family="table">
      <style:table-properties style:width="16.484cm" fo:margin-left="0cm" fo:margin-top="0cm" fo:margin-bottom="0cm" table:align="left" style:writing-mode="lr-tb"/>
    </style:style>
    <style:style style:name="Таблица6.A" style:family="table-column">
      <style:table-column-properties style:column-width="1.988cm"/>
    </style:style>
    <style:style style:name="Таблица6.B" style:family="table-column">
      <style:table-column-properties style:column-width="1.501cm"/>
    </style:style>
    <style:style style:name="Таблица6.C" style:family="table-column">
      <style:table-column-properties style:column-width="2.499cm"/>
    </style:style>
    <style:style style:name="Таблица6.D" style:family="table-column">
      <style:table-column-properties style:column-width="10.495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6.B1" style:family="table-cell">
      <style:table-cell-properties fo:padding-left="0.191cm" fo:padding-right="0.191cm" fo:padding-top="0.199cm" fo:padding-bottom="0.15cm" fo:border="0.5pt solid #000000"/>
    </style:style>
    <style:style style:name="Таблица6.D1" style:family="table-cell">
      <style:table-cell-properties fo:padding-left="0.191cm" fo:padding-right="0.191cm" fo:padding-top="0.199cm" fo:padding-bottom="0.15cm" fo:border="0.5pt solid #000000"/>
    </style:style>
    <style:style style:name="Таблица6.A2" style:family="table-cell">
      <style:table-cell-properties fo:padding-left="0.191cm" fo:padding-right="0.191cm" fo:padding-top="0.199cm" fo:padding-bottom="0.15cm" fo:border="0.5pt solid #000000"/>
    </style:style>
    <style:style style:name="Таблица6.A3" style:family="table-cell">
      <style:table-cell-properties fo:padding-left="0.191cm" fo:padding-right="0.191cm" fo:padding-top="0.199cm" fo:padding-bottom="0.15cm" fo:border="0.5pt solid #000000"/>
    </style:style>
    <style:style style:name="Таблица6.A4" style:family="table-cell">
      <style:table-cell-properties fo:padding-left="0.191cm" fo:padding-right="0.191cm" fo:padding-top="0.199cm" fo:padding-bottom="0.15cm" fo:border="0.5pt solid #000000"/>
    </style:style>
    <style:style style:name="Таблица7" style:family="table">
      <style:table-properties style:width="16.484cm" fo:margin-left="0cm" fo:margin-top="0cm" fo:margin-bottom="0cm" table:align="left" style:writing-mode="lr-tb"/>
    </style:style>
    <style:style style:name="Таблица7.A" style:family="table-column">
      <style:table-column-properties style:column-width="1.988cm"/>
    </style:style>
    <style:style style:name="Таблица7.B" style:family="table-column">
      <style:table-column-properties style:column-width="1.501cm"/>
    </style:style>
    <style:style style:name="Таблица7.C" style:family="table-column">
      <style:table-column-properties style:column-width="2.499cm"/>
    </style:style>
    <style:style style:name="Таблица7.D" style:family="table-column">
      <style:table-column-properties style:column-width="10.49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7.B1" style:family="table-cell">
      <style:table-cell-properties fo:padding-left="0.191cm" fo:padding-right="0.191cm" fo:padding-top="0.199cm" fo:padding-bottom="0.15cm" fo:border="0.5pt solid #000000"/>
    </style:style>
    <style:style style:name="Таблица7.D1" style:family="table-cell">
      <style:table-cell-properties fo:padding-left="0.191cm" fo:padding-right="0.191cm" fo:padding-top="0.199cm" fo:padding-bottom="0.15cm" fo:border="0.5pt solid #000000"/>
    </style:style>
    <style:style style:name="Таблица7.A2" style:family="table-cell">
      <style:table-cell-properties fo:padding-left="0.191cm" fo:padding-right="0.191cm" fo:padding-top="0.199cm" fo:padding-bottom="0.15cm" fo:border="0.5pt solid #000000"/>
    </style:style>
    <style:style style:name="Таблица7.A3" style:family="table-cell">
      <style:table-cell-properties fo:padding-left="0.191cm" fo:padding-right="0.191cm" fo:padding-top="0.199cm" fo:padding-bottom="0.15cm" fo:border="0.5pt solid #000000"/>
    </style:style>
    <style:style style:name="Таблица7.A4" style:family="table-cell">
      <style:table-cell-properties fo:padding-left="0.191cm" fo:padding-right="0.191cm" fo:padding-top="0.199cm" fo:padding-bottom="0.15cm" fo:border="0.5pt solid #000000"/>
    </style:style>
    <style:style style:name="Таблица8" style:family="table">
      <style:table-properties style:width="16.484cm" fo:margin-left="0cm" fo:margin-top="0cm" fo:margin-bottom="0cm" table:align="left" style:writing-mode="lr-tb"/>
    </style:style>
    <style:style style:name="Таблица8.A" style:family="table-column">
      <style:table-column-properties style:column-width="1.988cm"/>
    </style:style>
    <style:style style:name="Таблица8.B" style:family="table-column">
      <style:table-column-properties style:column-width="1.501cm"/>
    </style:style>
    <style:style style:name="Таблица8.C" style:family="table-column">
      <style:table-column-properties style:column-width="2.499cm"/>
    </style:style>
    <style:style style:name="Таблица8.D" style:family="table-column">
      <style:table-column-properties style:column-width="10.4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8.B1" style:family="table-cell">
      <style:table-cell-properties fo:padding-left="0.191cm" fo:padding-right="0.191cm" fo:padding-top="0.199cm" fo:padding-bottom="0.15cm" fo:border="0.5pt solid #000000"/>
    </style:style>
    <style:style style:name="Таблица8.D1" style:family="table-cell">
      <style:table-cell-properties fo:padding-left="0.191cm" fo:padding-right="0.191cm" fo:padding-top="0.199cm" fo:padding-bottom="0.15cm" fo:border="0.5pt solid #000000"/>
    </style:style>
    <style:style style:name="Таблица8.A2" style:family="table-cell">
      <style:table-cell-properties fo:padding-left="0.191cm" fo:padding-right="0.191cm" fo:padding-top="0.199cm" fo:padding-bottom="0.15cm" fo:border="0.5pt solid #000000"/>
    </style:style>
    <style:style style:name="Таблица8.A3" style:family="table-cell">
      <style:table-cell-properties fo:padding-left="0.191cm" fo:padding-right="0.191cm" fo:padding-top="0.199cm" fo:padding-bottom="0.15cm" fo:border="0.5pt solid #000000"/>
    </style:style>
    <style:style style:name="Таблица8.A4" style:family="table-cell">
      <style:table-cell-properties fo:padding-left="0.191cm" fo:padding-right="0.191cm" fo:padding-top="0.199cm" fo:padding-bottom="0.15cm" fo:border="0.5pt solid #000000"/>
    </style:style>
    <style:style style:name="Таблица9" style:family="table">
      <style:table-properties style:width="16.484cm" fo:margin-left="0cm" fo:margin-top="0cm" fo:margin-bottom="0cm" table:align="left" style:writing-mode="lr-tb"/>
    </style:style>
    <style:style style:name="Таблица9.A" style:family="table-column">
      <style:table-column-properties style:column-width="1.988cm"/>
    </style:style>
    <style:style style:name="Таблица9.B" style:family="table-column">
      <style:table-column-properties style:column-width="1.501cm"/>
    </style:style>
    <style:style style:name="Таблица9.C" style:family="table-column">
      <style:table-column-properties style:column-width="2.499cm"/>
    </style:style>
    <style:style style:name="Таблица9.D" style:family="table-column">
      <style:table-column-properties style:column-width="10.495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9.B1" style:family="table-cell">
      <style:table-cell-properties fo:padding-left="0.191cm" fo:padding-right="0.191cm" fo:padding-top="0.199cm" fo:padding-bottom="0.15cm" fo:border="0.5pt solid #000000"/>
    </style:style>
    <style:style style:name="Таблица9.D1" style:family="table-cell">
      <style:table-cell-properties fo:padding-left="0.191cm" fo:padding-right="0.191cm" fo:padding-top="0.199cm" fo:padding-bottom="0.15cm" fo:border="0.5pt solid #000000"/>
    </style:style>
    <style:style style:name="Таблица9.A2" style:family="table-cell">
      <style:table-cell-properties fo:padding-left="0.191cm" fo:padding-right="0.191cm" fo:padding-top="0.199cm" fo:padding-bottom="0.15cm" fo:border="0.5pt solid #000000"/>
    </style:style>
    <style:style style:name="Таблица9.A3" style:family="table-cell">
      <style:table-cell-properties fo:padding-left="0.191cm" fo:padding-right="0.191cm" fo:padding-top="0.199cm" fo:padding-bottom="0.15cm" fo:border="0.5pt solid #000000"/>
    </style:style>
    <style:style style:name="Таблица9.A4" style:family="table-cell">
      <style:table-cell-properties fo:padding-left="0.191cm" fo:padding-right="0.191cm" fo:padding-top="0.199cm" fo:padding-bottom="0.15cm" fo:border="0.5pt solid #000000"/>
    </style:style>
    <style:style style:name="Таблица10" style:family="table">
      <style:table-properties style:width="16.484cm" fo:margin-left="0cm" fo:margin-top="0cm" fo:margin-bottom="0cm" table:align="left" style:writing-mode="lr-tb"/>
    </style:style>
    <style:style style:name="Таблица10.A" style:family="table-column">
      <style:table-column-properties style:column-width="1.988cm"/>
    </style:style>
    <style:style style:name="Таблица10.B" style:family="table-column">
      <style:table-column-properties style:column-width="1.501cm"/>
    </style:style>
    <style:style style:name="Таблица10.C" style:family="table-column">
      <style:table-column-properties style:column-width="2.499cm"/>
    </style:style>
    <style:style style:name="Таблица10.D" style:family="table-column">
      <style:table-column-properties style:column-width="10.495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10.B1" style:family="table-cell">
      <style:table-cell-properties fo:padding-left="0.191cm" fo:padding-right="0.191cm" fo:padding-top="0.199cm" fo:padding-bottom="0.15cm" fo:border="0.5pt solid #000000"/>
    </style:style>
    <style:style style:name="Таблица10.D1" style:family="table-cell">
      <style:table-cell-properties fo:padding-left="0.191cm" fo:padding-right="0.191cm" fo:padding-top="0.199cm" fo:padding-bottom="0.15cm" fo:border="0.5pt solid #000000"/>
    </style:style>
    <style:style style:name="Таблица10.A2" style:family="table-cell">
      <style:table-cell-properties fo:padding-left="0.191cm" fo:padding-right="0.191cm" fo:padding-top="0.199cm" fo:padding-bottom="0.15cm" fo:border="0.5pt solid #000000"/>
    </style:style>
    <style:style style:name="Таблица10.A3" style:family="table-cell">
      <style:table-cell-properties fo:padding-left="0.191cm" fo:padding-right="0.191cm" fo:padding-top="0.199cm" fo:padding-bottom="0.15cm" fo:border="0.5pt solid #000000"/>
    </style:style>
    <style:style style:name="Таблица10.A4" style:family="table-cell">
      <style:table-cell-properties fo:padding-left="0.191cm" fo:padding-right="0.191cm" fo:padding-top="0.199cm" fo:padding-bottom="0.15cm" fo:border="0.5pt solid #000000"/>
    </style:style>
    <style:style style:name="Таблица11" style:family="table">
      <style:table-properties style:width="16.484cm" fo:margin-left="0cm" fo:margin-top="0cm" fo:margin-bottom="0cm" table:align="left" style:writing-mode="lr-tb"/>
    </style:style>
    <style:style style:name="Таблица11.A" style:family="table-column">
      <style:table-column-properties style:column-width="1.988cm"/>
    </style:style>
    <style:style style:name="Таблица11.B" style:family="table-column">
      <style:table-column-properties style:column-width="1.501cm"/>
    </style:style>
    <style:style style:name="Таблица11.C" style:family="table-column">
      <style:table-column-properties style:column-width="2.499cm"/>
    </style:style>
    <style:style style:name="Таблица11.D" style:family="table-column">
      <style:table-column-properties style:column-width="10.495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11.B1" style:family="table-cell">
      <style:table-cell-properties fo:padding-left="0.191cm" fo:padding-right="0.191cm" fo:padding-top="0.199cm" fo:padding-bottom="0.15cm" fo:border="0.5pt solid #000000"/>
    </style:style>
    <style:style style:name="Таблица11.D1" style:family="table-cell">
      <style:table-cell-properties fo:padding-left="0.191cm" fo:padding-right="0.191cm" fo:padding-top="0.199cm" fo:padding-bottom="0.15cm" fo:border="0.5pt solid #000000"/>
    </style:style>
    <style:style style:name="Таблица11.A2" style:family="table-cell">
      <style:table-cell-properties fo:padding-left="0.191cm" fo:padding-right="0.191cm" fo:padding-top="0.199cm" fo:padding-bottom="0.15cm" fo:border="0.5pt solid #000000"/>
    </style:style>
    <style:style style:name="Таблица11.A3" style:family="table-cell">
      <style:table-cell-properties fo:padding-left="0.191cm" fo:padding-right="0.191cm" fo:padding-top="0.199cm" fo:padding-bottom="0.15cm" fo:border="0.5pt solid #000000"/>
    </style:style>
    <style:style style:name="Таблица11.A4" style:family="table-cell">
      <style:table-cell-properties fo:padding-left="0.191cm" fo:padding-right="0.191cm" fo:padding-top="0.199cm" fo:padding-bottom="0.15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08%" fo:hyphenation-ladder-count="no-limit"/>
      <style:text-properties fo:font-size="14pt" style:font-size-asian="14pt" style:font-size-complex="14pt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.282cm" style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line-height="150%"/>
    </style:style>
    <style:style style:name="P7" style:family="paragraph" style:parent-style-name="No_20_Spacing">
      <style:paragraph-properties fo:line-height="150%" fo:text-align="justify" style:justify-single-word="false"/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No_20_Spacing">
      <style:paragraph-properties fo:line-height="115%" fo:text-align="center" style:justify-single-word="false"/>
      <style:text-properties fo:font-size="14pt" style:font-size-asian="14pt" style:font-size-complex="14pt"/>
    </style:style>
    <style:style style:name="P11" style:family="paragraph" style:parent-style-name="No_20_Spacing">
      <style:text-properties fo:font-size="8pt" style:font-size-asian="8pt" style:font-size-complex="8pt"/>
    </style:style>
    <style:style style:name="P12" style:family="paragraph" style:parent-style-name="No_20_Spacing">
      <style:paragraph-properties fo:text-align="justify" style:justify-single-word="false"/>
      <style:text-properties fo:font-size="8pt" style:font-size-asian="8pt" style:font-size-complex="8pt"/>
    </style:style>
    <style:style style:name="P13" style:family="paragraph" style:parent-style-name="No_20_Spacing">
      <style:paragraph-properties fo:margin-top="0cm" fo:margin-bottom="0cm" style:contextual-spacing="false" fo:line-height="115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4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5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6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7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8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1" style:font-size-asian="12pt" style:font-size-complex="12pt"/>
    </style:style>
    <style:style style:name="P19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style:font-name-asian="Times New Roman1" style:font-size-asian="12pt" style:font-size-complex="12pt"/>
    </style:style>
    <style:style style:name="P20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size-complex="12pt"/>
    </style:style>
    <style:style style:name="P21" style:family="paragraph" style:parent-style-name="No_20_Spacing">
      <style:paragraph-properties fo:margin-top="0cm" fo:margin-bottom="0cm" style:contextual-spacing="false" fo:line-height="100%"/>
      <style:text-properties style:font-name="Cambria" fo:font-size="12pt" fo:language="en" fo:country="US" style:font-name-asian="Times New Roman1" style:font-size-asian="12pt" style:font-size-complex="12pt"/>
    </style:style>
    <style:style style:name="P22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fo:language="en" fo:country="US" style:font-name-asian="Times New Roman1" style:font-size-asian="12pt" style:font-size-complex="12pt"/>
    </style:style>
    <style:style style:name="P23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officeooo:rsid="0013ed5e" officeooo:paragraph-rsid="0013ed5e" fo:background-color="transparent" style:font-name-asian="Times New Roman1" style:font-size-asian="12pt" style:language-asian="ru" style:country-asian="RU" style:font-size-complex="12pt"/>
    </style:style>
    <style:style style:name="P24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25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26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Times New Roman" fo:font-size="10pt" style:font-name-asian="Times New Roman1" style:font-size-asian="10pt" style:font-size-complex="10pt"/>
    </style:style>
    <style:style style:name="P27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Times New Roman" fo:font-size="10pt" fo:background-color="transparent" style:font-name-asian="Times New Roman1" style:font-size-asian="10pt" style:font-size-complex="10pt"/>
    </style:style>
    <style:style style:name="P28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29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30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</style:style>
    <style:style style:name="P31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background-color="#808080"/>
    </style:style>
    <style:style style:name="P32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style="italic" fo:font-weight="bold" style:font-style-asian="italic" style:font-weight-asian="bold"/>
    </style:style>
    <style:style style:name="P33" style:family="paragraph" style:parent-style-name="No_20_Spacing">
      <style:paragraph-properties fo:margin-left="1.249cm" fo:margin-right="0cm" fo:line-height="150%" fo:text-align="justify" style:justify-single-word="false" fo:text-indent="0cm" style:auto-text-indent="false"/>
    </style:style>
    <style:style style:name="P34" style:family="paragraph" style:parent-style-name="No_20_Spacing">
      <style:paragraph-properties fo:margin-left="-0.187cm" fo:margin-right="-0.189cm" fo:margin-top="0cm" fo:margin-bottom="0cm" style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5" style:family="paragraph" style:parent-style-name="ЛР">
      <style:paragraph-properties fo:line-height="115%" fo:text-align="center" style:justify-single-word="false"/>
      <style:text-properties fo:font-size="12pt" style:font-size-asian="12pt" style:font-size-complex="12pt"/>
    </style:style>
    <style:style style:name="P36" style:family="paragraph" style:parent-style-name="ЛР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Cambria3" fo:font-size="13pt" fo:font-weight="normal" fo:background-color="transparent"/>
    </style:style>
    <style:style style:name="P38" style:family="paragraph" style:parent-style-name="Table_20_Contents">
      <style:text-properties fo:color="#000000" loext:opacity="100%" style:font-name="Cambria3" fo:font-size="13pt" fo:font-weight="normal" fo:background-color="transparent"/>
    </style:style>
    <style:style style:name="P39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40" style:family="paragraph" style:parent-style-name="No_20_Spacing" style:list-style-name="WWNum3">
      <style:paragraph-properties fo:margin-left="2cm" fo:margin-right="0cm" fo:line-height="150%" fo:text-align="justify" style:justify-single-word="false" fo:text-indent="-0.75cm" style:auto-text-indent="false"/>
    </style:style>
    <style:style style:name="P41" style:family="paragraph" style:parent-style-name="No_20_Spacing" style:list-style-name="WWNum15">
      <style:paragraph-properties fo:margin-left="1.752cm" fo:margin-right="0cm" fo:line-height="150%" fo:text-align="justify" style:justify-single-word="false" fo:text-indent="-0.501cm" style:auto-text-indent="false"/>
    </style:style>
    <style:style style:name="P42" style:family="paragraph" style:parent-style-name="No_20_Spacing">
      <style:paragraph-properties fo:margin-left="1.752cm" fo:margin-right="0cm" fo:line-height="150%" fo:text-align="justify" style:justify-single-word="false" fo:text-indent="-0.501cm" style:auto-text-indent="false"/>
      <style:text-properties fo:background-color="transparent"/>
    </style:style>
    <style:style style:name="P43" style:family="paragraph" style:parent-style-name="No_20_Spacing" style:list-style-name="WWNum7">
      <style:paragraph-properties fo:margin-left="1.752cm" fo:margin-right="0cm" fo:line-height="150%" fo:text-align="justify" style:justify-single-word="false" fo:text-indent="-0.501cm" style:auto-text-indent="false"/>
      <style:text-properties fo:background-color="transparent"/>
    </style:style>
    <style:style style:name="P44" style:family="paragraph" style:parent-style-name="No_20_Spacing" style:list-style-name="WWNum7">
      <style:paragraph-properties fo:margin-left="1.752cm" fo:margin-right="0cm" fo:line-height="150%" fo:text-align="start" style:justify-single-word="false" fo:text-indent="-0.501cm" style:auto-text-indent="false"/>
      <style:text-properties officeooo:paragraph-rsid="001aeab8" fo:background-color="transparent"/>
    </style:style>
    <style:style style:name="P45" style:family="paragraph" style:parent-style-name="No_20_Spacing">
      <style:paragraph-properties fo:margin-left="1.752cm" fo:margin-right="0cm" fo:line-height="150%" fo:text-align="start" style:justify-single-word="false" fo:text-indent="-0.501cm" style:auto-text-indent="false"/>
      <style:text-properties officeooo:paragraph-rsid="001aeab8" fo:background-color="transparent"/>
    </style:style>
    <style:style style:name="P46" style:family="paragraph" style:parent-style-name="No_20_Spacing" style:list-style-name="WWNum1">
      <style:paragraph-properties fo:margin-left="0.751cm" fo:margin-right="0cm" fo:line-height="150%" fo:text-indent="-0.751cm" style:auto-text-indent="false"/>
    </style:style>
    <style:style style:name="P47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1" style:font-size-asian="12pt" style:font-size-complex="12pt"/>
    </style:style>
    <style:style style:name="P48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style:font-name-asian="Times New Roman1" style:font-size-asian="12pt" style:font-size-complex="12pt"/>
    </style:style>
    <style:style style:name="P49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76bf3" style:font-name-asian="Times New Roman1" style:font-size-asian="12pt" style:font-size-complex="12pt"/>
    </style:style>
    <style:style style:name="P50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83bb0" style:font-name-asian="Times New Roman1" style:font-size-asian="12pt" style:font-size-complex="12pt"/>
    </style:style>
    <style:style style:name="P51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967c9" style:font-name-asian="Times New Roman1" style:font-size-asian="12pt" style:font-size-complex="12pt"/>
    </style:style>
    <style:style style:name="P52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76bf3" officeooo:paragraph-rsid="00176bf3" style:font-name-asian="Times New Roman1" style:font-size-asian="12pt" style:font-size-complex="12pt"/>
    </style:style>
    <style:style style:name="P53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83bb0" officeooo:paragraph-rsid="00183bb0" style:font-name-asian="Times New Roman1" style:font-size-asian="12pt" style:font-size-complex="12pt"/>
    </style:style>
    <style:style style:name="P54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d912f" officeooo:paragraph-rsid="001d912f" style:font-name-asian="Times New Roman1" style:font-size-asian="12pt" style:font-size-complex="12pt"/>
    </style:style>
    <style:style style:name="P55" style:family="paragraph" style:parent-style-name="ЛР" style:list-style-name="WWNum6"/>
    <style:style style:name="P56" style:family="paragraph" style:parent-style-name="ЛР" style:list-style-name="WWNum2">
      <style:paragraph-properties fo:margin-left="2cm" fo:margin-right="0cm" fo:line-height="200%" fo:text-indent="-0.75cm" style:auto-text-indent="false"/>
      <style:text-properties fo:font-size="12pt" style:font-size-asian="12pt" style:font-size-complex="12pt"/>
    </style:style>
    <style:style style:name="P57" style:family="paragraph" style:parent-style-name="ЛР" style:list-style-name="WWNum6">
      <style:paragraph-properties fo:margin-left="2cm" fo:margin-right="0cm" fo:text-indent="-0.75cm" style:auto-text-indent="false"/>
      <style:text-properties fo:font-size="12pt" fo:background-color="transparent" style:font-size-asian="12pt" style:font-size-complex="12pt"/>
    </style:style>
    <style:style style:name="T1" style:family="text">
      <style:text-properties style:font-name="Cambria" fo:font-size="12pt" style:font-size-asian="12pt" style:font-size-complex="12pt"/>
    </style:style>
    <style:style style:name="T2" style:family="text">
      <style:text-properties style:font-name="Cambria" fo:font-size="12pt" style:font-size-asian="12pt" style:language-asian="ru" style:country-asian="RU" style:font-size-complex="12pt"/>
    </style:style>
    <style:style style:name="T3" style:family="text">
      <style:text-properties style:font-name="Cambria" fo:font-size="12pt" fo:language="en" fo:country="US" style:font-size-asian="12pt" style:font-size-complex="12pt"/>
    </style:style>
    <style:style style:name="T4" style:family="text">
      <style:text-properties style:font-name="Cambria" fo:font-size="12pt" fo:language="en" fo:country="US" style:font-size-asian="12pt" style:language-asian="ru" style:country-asian="RU" style:font-size-complex="12pt"/>
    </style:style>
    <style:style style:name="T5" style:family="text">
      <style:text-properties style:font-name="Cambria" fo:font-size="12pt" fo:language="en" fo:country="US" officeooo:rsid="0013ed5e" style:font-size-asian="12pt" style:language-asian="ru" style:country-asian="RU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2pt" officeooo:rsid="001967c9" style:font-size-asian="12pt" style:font-size-complex="12pt"/>
    </style:style>
    <style:style style:name="T9" style:family="text">
      <style:text-properties fo:font-size="12pt" officeooo:rsid="001ba068" style:font-size-asian="12pt" style:font-size-complex="12pt"/>
    </style:style>
    <style:style style:name="T10" style:family="text">
      <style:text-properties fo:font-size="12pt" fo:background-color="#999999" loext:char-shading-value="0" style:font-size-asian="12pt" style:font-size-complex="12pt"/>
    </style:style>
    <style:style style:name="T11" style:family="text">
      <style:text-properties fo:font-size="12pt" fo:background-color="transparent" loext:char-shading-value="0" style:font-size-asian="12pt" style:font-size-complex="12pt"/>
    </style:style>
    <style:style style:name="T12" style:family="text">
      <style:text-properties fo:font-size="12pt" officeooo:rsid="0015fba5" fo:background-color="transparent" loext:char-shading-value="0" style:font-size-asian="12pt" style:font-size-complex="12pt"/>
    </style:style>
    <style:style style:name="T13" style:family="text">
      <style:text-properties fo:font-size="12pt" fo:background-color="transparent" loext:char-shading-value="0" style:font-size-asian="12pt" style:font-size-complex="12pt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fo:language="en" fo:country="US"/>
    </style:style>
    <style:style style:name="T17" style:family="text">
      <style:text-properties officeooo:rsid="0015910b"/>
    </style:style>
    <style:style style:name="T18" style:family="text">
      <style:text-properties fo:language="ru" fo:country="RU" officeooo:rsid="001aeab8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5fba5"/>
    </style:style>
    <style:style style:name="T21" style:family="text">
      <style:text-properties fo:color="#000000" loext:opacity="100%" style:font-name="Cambria" fo:font-size="12pt" fo:font-weight="bold" officeooo:rsid="0015fba5" fo:background-color="transparent" loext:char-shading-value="0" style:font-name-asian="Calibri" style:font-size-asian="12pt" style:font-weight-asian="bold" style:font-name-complex="Times New Roman1" style:font-size-complex="12pt"/>
    </style:style>
    <style:style style:name="T22" style:family="text">
      <style:text-properties fo:color="#000000" loext:opacity="100%" style:font-name="Cambria" fo:font-size="12pt" fo:font-weight="bold" officeooo:rsid="00183bb0" fo:background-color="transparent" loext:char-shading-value="0" style:font-name-asian="Calibri" style:font-size-asian="12pt" style:font-weight-asian="bold" style:font-name-complex="Times New Roman1" style:font-size-complex="12pt"/>
    </style:style>
    <style:style style:name="T23" style:family="text">
      <style:text-properties fo:color="#000000" loext:opacity="100%" style:font-name="Cambria" fo:font-size="12pt" fo:font-weight="bold" officeooo:rsid="001967c9" fo:background-color="transparent" loext:char-shading-value="0" style:font-name-asian="Calibri" style:font-size-asian="12pt" style:font-weight-asian="bold" style:font-name-complex="Times New Roman1" style:font-size-complex="12pt"/>
    </style:style>
    <style:style style:name="T24" style:family="text">
      <style:text-properties officeooo:rsid="00176bf3"/>
    </style:style>
    <style:style style:name="T25" style:family="text">
      <style:text-properties officeooo:rsid="00183bb0"/>
    </style:style>
    <style:style style:name="T26" style:family="text">
      <style:text-properties officeooo:rsid="00187c05"/>
    </style:style>
    <style:style style:name="T27" style:family="text">
      <style:text-properties officeooo:rsid="001967c9"/>
    </style:style>
    <style:style style:name="T28" style:family="text">
      <style:text-properties style:text-position="0% 100%" fo:font-weight="normal" style:font-weight-asian="normal" style:font-weight-complex="normal"/>
    </style:style>
    <style:style style:name="T29" style:family="text">
      <style:text-properties officeooo:rsid="001aeab8"/>
    </style:style>
    <style:style style:name="T30" style:family="text">
      <style:text-properties officeooo:rsid="001b1f78"/>
    </style:style>
    <style:style style:name="T31" style:family="text">
      <style:text-properties officeooo:rsid="001ba068"/>
    </style:style>
    <style:style style:name="T32" style:family="text">
      <style:text-properties officeooo:rsid="001d21dd"/>
    </style:style>
    <style:style style:name="T33" style:family="text">
      <style:text-properties officeooo:rsid="001d912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tracked-changes>
        <text:changed-region xml:id="ct2364532396192" text:id="ct2364532396192">
          <text:deletion>
            <office:change-info>
              <dc:creator>&lt;анонимный&gt;</dc:creator>
              <dc:date>2021-11-21T16:25:15</dc:date>
            </office:change-info>
            <text:p text:style-name="P19">зарегистрированного </text:p>
          </text:deletion>
        </text:changed-region>
        <text:changed-region xml:id="ct2364532406992" text:id="ct2364532406992">
          <text:deletion>
            <office:change-info>
              <dc:creator>&lt;анонимный&gt;</dc:creator>
              <dc:date>2021-11-21T16:25:12</dc:date>
            </office:change-info>
            <text:p text:style-name="P19">гостя</text:p>
          </text:deletion>
        </text:changed-region>
        <text:changed-region xml:id="ct2364532400032" text:id="ct2364532400032">
          <text:insertion>
            <office:change-info>
              <dc:creator>&lt;анонимный&gt;</dc:creator>
              <dc:date>2021-11-21T16:25:12</dc:date>
            </office:change-info>
          </text:insertion>
        </text:changed-region>
        <text:changed-region xml:id="ct2364532398592" text:id="ct2364532398592">
          <text:format-change>
            <office:change-info>
              <dc:creator>&lt;анонимный&gt;</dc:creator>
              <dc:date>2021-11-21T16:24:42</dc:date>
            </office:change-info>
          </text:format-change>
        </text:changed-region>
        <text:changed-region xml:id="ct2364532394032" text:id="ct2364532394032">
          <text:deletion>
            <office:change-info>
              <dc:creator>&lt;анонимный&gt;</dc:creator>
              <dc:date>2021-11-21T16:03:42</dc:date>
            </office:change-info>
            <text:p text:style-name="P50"><text:span text:style-name="T20"><text:s/>или внести изменения в данную информацию</text:span></text:p>
          </text:deletion>
        </text:changed-region>
        <text:changed-region xml:id="ct2364532401232" text:id="ct2364532401232">
          <text:insertion>
            <office:change-info>
              <dc:creator>&lt;анонимный&gt;</dc:creator>
              <dc:date>2021-11-21T16:03:46</dc:date>
            </office:change-info>
          </text:insertion>
        </text:changed-region>
        <text:changed-region xml:id="ct2364532387552" text:id="ct2364532387552">
          <text:insertion>
            <office:change-info>
              <dc:creator>&lt;анонимный&gt;</dc:creator>
              <dc:date>2021-11-21T16:04:00</dc:date>
            </office:change-info>
          </text:insertion>
        </text:changed-region>
        <text:changed-region xml:id="ct2364532404352" text:id="ct2364532404352">
          <text:insertion>
            <office:change-info>
              <dc:creator>&lt;анонимный&gt;</dc:creator>
              <dc:date>2021-11-21T16:25:59</dc:date>
            </office:change-info>
          </text:insertion>
        </text:changed-region>
        <text:changed-region xml:id="ct2364532397632" text:id="ct2364532397632">
          <text:insertion>
            <office:change-info>
              <dc:creator>&lt;анонимный&gt;</dc:creator>
              <dc:date>2021-11-21T16:26:00</dc:date>
            </office:change-info>
          </text:insertion>
        </text:changed-region>
        <text:changed-region xml:id="ct2364532422832" text:id="ct2364532422832">
          <text:insertion>
            <office:change-info>
              <dc:creator>&lt;анонимный&gt;</dc:creator>
              <dc:date>2021-11-21T17:24:08</dc:date>
            </office:change-info>
          </text:insertion>
        </text:changed-region>
        <text:changed-region xml:id="ct2364532434832" text:id="ct2364532434832">
          <text:deletion>
            <office:change-info>
              <dc:creator>&lt;анонимный&gt;</dc:creator>
              <dc:date>2021-11-21T17:24:14</dc:date>
            </office:change-info>
            <text:p text:style-name="P49"><text:span text:style-name="T24">Н</text:span></text:p>
          </text:deletion>
        </text:changed-region>
        <text:changed-region xml:id="ct2364532430272" text:id="ct2364532430272">
          <text:insertion>
            <office:change-info>
              <dc:creator>&lt;анонимный&gt;</dc:creator>
              <dc:date>2021-11-21T17:24:15</dc:date>
            </office:change-info>
          </text:insertion>
        </text:changed-region>
        <text:changed-region xml:id="ct2364532435792" text:id="ct2364532435792">
          <text:insertion>
            <office:change-info>
              <dc:creator>&lt;анонимный&gt;</dc:creator>
              <dc:date>2021-11-21T17:25:19</dc:date>
            </office:change-info>
          </text:insertion>
        </text:changed-region>
        <text:changed-region xml:id="ct2364532427872" text:id="ct2364532427872">
          <text:insertion>
            <office:change-info>
              <dc:creator>&lt;анонимный&gt;</dc:creator>
              <dc:date>2021-11-21T17:26:23</dc:date>
            </office:change-info>
          </text:insertion>
        </text:changed-region>
        <text:changed-region xml:id="ct2364532430752" text:id="ct2364532430752">
          <text:deletion>
            <office:change-info>
              <dc:creator>&lt;анонимный&gt;</dc:creator>
              <dc:date>2021-11-21T17:26:20</dc:date>
            </office:change-info>
            <text:p text:style-name="P49"><text:span text:style-name="T24">. Зайдя в данный раздел через какое то время, я хочу ознакомиться о том, что я писал о данной книге. После изменения моего прогресса чтения я могу отредактировать информацию на данной странице</text:span></text:p>
          </text:deletion>
        </text:changed-region>
        <text:changed-region xml:id="ct2364532429792" text:id="ct2364532429792">
          <text:deletion>
            <office:change-info>
              <dc:creator>&lt;анонимный&gt;</dc:creator>
              <dc:date>2021-11-21T17:25:00</dc:date>
            </office:change-info>
            <text:p text:style-name="P49"><text:span text:style-name="T24">.</text:span></text:p>
          </text:deletion>
        </text:changed-region>
        <text:changed-region xml:id="ct2364532426192" text:id="ct2364532426192">
          <text:insertion>
            <office:change-info>
              <dc:creator>&lt;анонимный&gt;</dc:creator>
              <dc:date>2021-11-21T17:24:40</dc:date>
            </office:change-info>
          </text:insertion>
        </text:changed-region>
        <text:changed-region xml:id="ct2364532429072" text:id="ct2364532429072">
          <text:deletion>
            <office:change-info>
              <dc:creator>&lt;анонимный&gt;</dc:creator>
              <dc:date>2021-11-21T17:24:39</dc:date>
            </office:change-info>
            <text:p text:style-name="P49"/>
            <text:p text:style-name="P19"/>
            <text:p text:style-name="P49"/>
          </text:deletion>
        </text:changed-region>
        <text:changed-region xml:id="ct2364532438432" text:id="ct2364532438432">
          <text:insertion>
            <office:change-info>
              <dc:creator>&lt;анонимный&gt;</dc:creator>
              <dc:date>2021-11-21T17:24:42</dc:date>
            </office:change-info>
          </text:insertion>
        </text:changed-region>
        <text:changed-region xml:id="ct2364532438912" text:id="ct2364532438912">
          <text:deletion>
            <office:change-info>
              <dc:creator>&lt;анонимный&gt;</dc:creator>
              <dc:date>2021-11-21T17:24:45</dc:date>
            </office:change-info>
            <text:p text:style-name="P49"><text:span text:style-name="T24">С</text:span></text:p>
          </text:deletion>
        </text:changed-region>
        <text:changed-region xml:id="ct2364532429552" text:id="ct2364532429552">
          <text:insertion>
            <office:change-info>
              <dc:creator>&lt;анонимный&gt;</dc:creator>
              <dc:date>2021-11-21T17:24:45</dc:date>
            </office:change-info>
          </text:insertion>
        </text:changed-region>
        <text:changed-region xml:id="ct2364532427392" text:id="ct2364532427392">
          <text:insertion>
            <office:change-info>
              <dc:creator>&lt;анонимный&gt;</dc:creator>
              <dc:date>2021-11-21T17:26:29</dc:date>
            </office:change-info>
          </text:insertion>
        </text:changed-region>
        <text:changed-region xml:id="ct2364532430992" text:id="ct2364532430992">
          <text:deletion>
            <office:change-info>
              <dc:creator>&lt;анонимный&gt;</dc:creator>
              <dc:date>2021-11-21T17:24:52</dc:date>
            </office:change-info>
            <text:p text:style-name="P49"><text:span text:style-name="T24">охранение данных происходит автоматически при завершение редактирования</text:span></text:p>
          </text:deletion>
        </text:changed-region>
        <text:changed-region xml:id="ct2364532436272" text:id="ct2364532436272">
          <text:deletion>
            <office:change-info>
              <dc:creator>&lt;анонимный&gt;</dc:creator>
              <dc:date>2021-11-21T17:26:55</dc:date>
            </office:change-info>
            <text:p text:style-name="P49"/>
            <text:p text:style-name="P19"/>
          </text:deletion>
        </text:changed-region>
        <text:changed-region xml:id="ct2364532426672" text:id="ct2364532426672">
          <text:insertion>
            <office:change-info>
              <dc:creator>&lt;анонимный&gt;</dc:creator>
              <dc:date>2021-11-21T17:27:24</dc:date>
            </office:change-info>
          </text:insertion>
        </text:changed-region>
        <text:changed-region xml:id="ct2364532385632" text:id="ct2364532385632">
          <text:insertion>
            <office:change-info>
              <dc:creator>&lt;анонимный&gt;</dc:creator>
              <dc:date>2021-11-21T16:04:40</dc:date>
            </office:change-info>
          </text:insertion>
        </text:changed-region>
        <text:changed-region xml:id="ct2364532385392" text:id="ct2364532385392">
          <text:deletion>
            <office:change-info>
              <dc:creator>&lt;анонимный&gt;</dc:creator>
              <dc:date>2021-11-21T16:04:41</dc:date>
            </office:change-info>
            <text:p text:style-name="P50"><text:span text:style-name="T25">я</text:span></text:p>
          </text:deletion>
        </text:changed-region>
        <text:changed-region xml:id="ct2364532383472" text:id="ct2364532383472">
          <text:insertion>
            <office:change-info>
              <dc:creator>&lt;анонимный&gt;</dc:creator>
              <dc:date>2021-11-21T16:04:42</dc:date>
            </office:change-info>
          </text:insertion>
        </text:changed-region>
        <text:changed-region xml:id="ct2364532391152" text:id="ct2364532391152">
          <text:deletion>
            <office:change-info>
              <dc:creator>&lt;анонимный&gt;</dc:creator>
              <dc:date>2021-11-21T16:04:46</dc:date>
            </office:change-info>
            <text:p text:style-name="P50"><text:span text:style-name="T25">(обложку, имена авторов, издательство, количество страниц и среднюю оценку).</text:span></text:p>
          </text:deletion>
        </text:changed-region>
        <text:changed-region xml:id="ct2364532392352" text:id="ct2364532392352">
          <text:insertion>
            <office:change-info>
              <dc:creator>&lt;анонимный&gt;</dc:creator>
              <dc:date>2021-11-21T16:05:22</dc:date>
            </office:change-info>
          </text:insertion>
        </text:changed-region>
        <text:changed-region xml:id="ct2364532390192" text:id="ct2364532390192">
          <text:insertion>
            <office:change-info>
              <dc:creator>&lt;анонимный&gt;</dc:creator>
              <dc:date>2021-11-21T16:08:44</dc:date>
            </office:change-info>
          </text:insertion>
        </text:changed-region>
        <text:changed-region xml:id="ct2364532389712" text:id="ct2364532389712">
          <text:insertion>
            <office:change-info>
              <dc:creator>&lt;анонимный&gt;</dc:creator>
              <dc:date>2021-11-21T16:09:01</dc:date>
            </office:change-info>
          </text:insertion>
        </text:changed-region>
        <text:changed-region xml:id="ct2364532400752" text:id="ct2364532400752">
          <text:insertion>
            <office:change-info>
              <dc:creator>&lt;анонимный&gt;</dc:creator>
              <dc:date>2021-11-21T16:06:26</dc:date>
            </office:change-info>
          </text:insertion>
        </text:changed-region>
        <text:changed-region xml:id="ct2364532407952" text:id="ct2364532407952">
          <text:deletion>
            <office:change-info>
              <dc:creator>&lt;анонимный&gt;</dc:creator>
              <dc:date>2021-11-21T16:06:26</dc:date>
            </office:change-info>
            <text:p text:style-name="P50">(короткое наименование)</text:p>
          </text:deletion>
        </text:changed-region>
        <text:changed-region xml:id="ct2364532393552" text:id="ct2364532393552">
          <text:deletion>
            <office:change-info>
              <dc:creator>&lt;анонимный&gt;</dc:creator>
              <dc:date>2021-11-21T17:23:18</dc:date>
            </office:change-info>
            <text:p text:style-name="P50"/>
            <text:p text:style-name="P50"/>
          </text:deletion>
        </text:changed-region>
        <text:changed-region xml:id="ct2364532400992" text:id="ct2364532400992">
          <text:deletion>
            <office:change-info>
              <dc:creator>&lt;анонимный&gt;</dc:creator>
              <dc:date>2021-11-21T16:09:20</dc:date>
            </office:change-info>
            <text:p text:style-name="P19">(ситуация выглядит таким образом)</text:p>
          </text:deletion>
        </text:changed-region>
        <text:changed-region xml:id="ct2364532401712" text:id="ct2364532401712">
          <text:insertion>
            <office:change-info>
              <dc:creator>&lt;анонимный&gt;</dc:creator>
              <dc:date>2021-11-21T16:09:20</dc:date>
            </office:change-info>
          </text:insertion>
        </text:changed-region>
        <text:changed-region xml:id="ct2364532394992" text:id="ct2364532394992">
          <text:deletion>
            <office:change-info>
              <dc:creator>&lt;анонимный&gt;</dc:creator>
              <dc:date>2021-11-21T16:09:41</dc:date>
            </office:change-info>
            <text:p text:style-name="P19">(пользователь совершает некоторые действия)</text:p>
          </text:deletion>
        </text:changed-region>
        <text:changed-region xml:id="ct2364532399072" text:id="ct2364532399072">
          <text:insertion>
            <office:change-info>
              <dc:creator>&lt;анонимный&gt;</dc:creator>
              <dc:date>2021-11-21T16:09:41</dc:date>
            </office:change-info>
          </text:insertion>
        </text:changed-region>
        <text:changed-region xml:id="ct2364532384192" text:id="ct2364532384192">
          <text:insertion>
            <office:change-info>
              <dc:creator>&lt;анонимный&gt;</dc:creator>
              <dc:date>2021-11-21T16:10:11</dc:date>
            </office:change-info>
          </text:insertion>
        </text:changed-region>
        <text:changed-region xml:id="ct2364532400272" text:id="ct2364532400272">
          <text:insertion>
            <office:change-info>
              <dc:creator>&lt;анонимный&gt;</dc:creator>
              <dc:date>2021-11-21T16:11:03</dc:date>
            </office:change-info>
          </text:insertion>
        </text:changed-region>
        <text:changed-region xml:id="ct2364532386112" text:id="ct2364532386112">
          <text:deletion>
            <office:change-info>
              <dc:creator>&lt;анонимный&gt;</dc:creator>
              <dc:date>2021-11-21T16:10:10</dc:date>
            </office:change-info>
            <text:p text:style-name="P19"><text:span text:style-name="T26">(система реагирует на действия пользователя)</text:span></text:p>
          </text:deletion>
        </text:changed-region>
        <text:changed-region xml:id="ct2364532393792" text:id="ct2364532393792">
          <text:deletion>
            <office:change-info>
              <dc:creator>&lt;анонимный&gt;</dc:creator>
              <dc:date>2021-11-21T16:12:01</dc:date>
            </office:change-info>
            <text:p text:style-name="P19">(короткое наименование)</text:p>
          </text:deletion>
        </text:changed-region>
        <text:changed-region xml:id="ct2364532382032" text:id="ct2364532382032">
          <text:insertion>
            <office:change-info>
              <dc:creator>&lt;анонимный&gt;</dc:creator>
              <dc:date>2021-11-21T16:12:08</dc:date>
            </office:change-info>
          </text:insertion>
        </text:changed-region>
        <text:changed-region xml:id="ct2364532392112" text:id="ct2364532392112">
          <text:insertion>
            <office:change-info>
              <dc:creator>&lt;анонимный&gt;</dc:creator>
              <dc:date>2021-11-21T16:13:48</dc:date>
            </office:change-info>
          </text:insertion>
        </text:changed-region>
        <text:changed-region xml:id="ct2364532384672" text:id="ct2364532384672">
          <text:insertion>
            <office:change-info>
              <dc:creator>&lt;анонимный&gt;</dc:creator>
              <dc:date>2021-11-21T16:14:00</dc:date>
            </office:change-info>
          </text:insertion>
        </text:changed-region>
        <text:changed-region xml:id="ct2364532391632" text:id="ct2364532391632">
          <text:deletion>
            <office:change-info>
              <dc:creator>&lt;анонимный&gt;</dc:creator>
              <dc:date>2021-11-21T16:15:38</dc:date>
            </office:change-info>
            <text:p text:style-name="P19">(ситуация выглядит таким образом)</text:p>
          </text:deletion>
        </text:changed-region>
        <text:changed-region xml:id="ct2364532379872" text:id="ct2364532379872">
          <text:insertion>
            <office:change-info>
              <dc:creator>&lt;анонимный&gt;</dc:creator>
              <dc:date>2021-11-21T16:15:38</dc:date>
            </office:change-info>
          </text:insertion>
        </text:changed-region>
        <text:changed-region xml:id="ct2364532399792" text:id="ct2364532399792">
          <text:deletion>
            <office:change-info>
              <dc:creator>&lt;анонимный&gt;</dc:creator>
              <dc:date>2021-11-21T16:15:14</dc:date>
            </office:change-info>
            <text:p text:style-name="P19">(пользователь совершает некоторые действия)</text:p>
          </text:deletion>
        </text:changed-region>
        <text:changed-region xml:id="ct2364532405552" text:id="ct2364532405552">
          <text:insertion>
            <office:change-info>
              <dc:creator>&lt;анонимный&gt;</dc:creator>
              <dc:date>2021-11-21T16:16:01</dc:date>
            </office:change-info>
          </text:insertion>
        </text:changed-region>
        <text:changed-region xml:id="ct2364532399312" text:id="ct2364532399312">
          <text:insertion>
            <office:change-info>
              <dc:creator>&lt;анонимный&gt;</dc:creator>
              <dc:date>2021-11-21T16:15:14</dc:date>
            </office:change-info>
          </text:insertion>
        </text:changed-region>
        <text:changed-region xml:id="ct2364532401472" text:id="ct2364532401472">
          <text:deletion>
            <office:change-info>
              <dc:creator>&lt;анонимный&gt;</dc:creator>
              <dc:date>2021-11-21T16:16:12</dc:date>
            </office:change-info>
            <text:p text:style-name="P19">(система реагирует на действия пользователя)</text:p>
          </text:deletion>
        </text:changed-region>
        <text:changed-region xml:id="ct2364532404832" text:id="ct2364532404832">
          <text:insertion>
            <office:change-info>
              <dc:creator>&lt;анонимный&gt;</dc:creator>
              <dc:date>2021-11-21T16:16:12</dc:date>
            </office:change-info>
          </text:insertion>
        </text:changed-region>
        <text:changed-region xml:id="ct2364532382272" text:id="ct2364532382272">
          <text:deletion>
            <office:change-info>
              <dc:creator>&lt;анонимный&gt;</dc:creator>
              <dc:date>2021-11-21T16:18:31</dc:date>
            </office:change-info>
            <text:p text:style-name="ЛР"><text:span text:style-name="T10">Просмотр списка манги, которую включает в себя журнал</text:span><text:span text:style-name="T11"> </text:span></text:p>
          </text:deletion>
        </text:changed-region>
        <text:changed-region xml:id="ct2364532389472" text:id="ct2364532389472">
          <text:insertion>
            <office:change-info>
              <dc:creator>&lt;анонимный&gt;</dc:creator>
              <dc:date>2021-11-21T16:18:31</dc:date>
            </office:change-info>
          </text:insertion>
        </text:changed-region>
        <text:changed-region xml:id="ct2364532387312" text:id="ct2364532387312">
          <text:insertion>
            <office:change-info>
              <dc:creator>&lt;анонимный&gt;</dc:creator>
              <dc:date>2021-11-21T16:19:15</dc:date>
            </office:change-info>
          </text:insertion>
        </text:changed-region>
        <text:changed-region xml:id="ct2364532386832" text:id="ct2364532386832">
          <text:deletion>
            <office:change-info>
              <dc:creator>&lt;анонимный&gt;</dc:creator>
              <dc:date>2021-11-21T16:19:14</dc:date>
            </office:change-info>
            <text:p text:style-name="P18">?</text:p>
          </text:deletion>
        </text:changed-region>
        <text:changed-region xml:id="ct2364532380112" text:id="ct2364532380112">
          <text:deletion>
            <office:change-info>
              <dc:creator>&lt;анонимный&gt;</dc:creator>
              <dc:date>2021-11-21T16:18:45</dc:date>
            </office:change-info>
            <text:p text:style-name="P19">(тип пользователя)</text:p>
          </text:deletion>
        </text:changed-region>
        <text:changed-region xml:id="ct2364532380592" text:id="ct2364532380592">
          <text:insertion>
            <office:change-info>
              <dc:creator>&lt;анонимный&gt;</dc:creator>
              <dc:date>2021-11-21T16:18:45</dc:date>
            </office:change-info>
          </text:insertion>
        </text:changed-region>
        <text:changed-region xml:id="ct2364532409152" text:id="ct2364532409152">
          <text:deletion>
            <office:change-info>
              <dc:creator>&lt;анонимный&gt;</dc:creator>
              <dc:date>2021-11-21T16:18:54</dc:date>
            </office:change-info>
            <text:p text:style-name="P19">(выполнить некоторое действие)</text:p>
          </text:deletion>
        </text:changed-region>
        <text:changed-region xml:id="ct2364532403872" text:id="ct2364532403872">
          <text:insertion>
            <office:change-info>
              <dc:creator>&lt;анонимный&gt;</dc:creator>
              <dc:date>2021-11-21T16:18:56</dc:date>
            </office:change-info>
          </text:insertion>
        </text:changed-region>
        <text:changed-region xml:id="ct2364532406032" text:id="ct2364532406032">
          <text:insertion>
            <office:change-info>
              <dc:creator>&lt;анонимный&gt;</dc:creator>
              <dc:date>2021-11-21T16:19:00</dc:date>
            </office:change-info>
          </text:insertion>
        </text:changed-region>
        <text:changed-region xml:id="ct2364532395232" text:id="ct2364532395232">
          <text:insertion>
            <office:change-info>
              <dc:creator>&lt;анонимный&gt;</dc:creator>
              <dc:date>2021-11-21T16:20:01</dc:date>
            </office:change-info>
          </text:insertion>
        </text:changed-region>
        <text:changed-region xml:id="ct2364532396432" text:id="ct2364532396432">
          <text:insertion>
            <office:change-info>
              <dc:creator>&lt;анонимный&gt;</dc:creator>
              <dc:date>2021-11-21T16:20:20</dc:date>
            </office:change-info>
          </text:insertion>
        </text:changed-region>
        <text:changed-region xml:id="ct2364532410112" text:id="ct2364532410112">
          <text:deletion>
            <office:change-info>
              <dc:creator>&lt;анонимный&gt;</dc:creator>
              <dc:date>2021-11-21T16:20:16</dc:date>
            </office:change-info>
            <text:p text:style-name="P19"><text:span text:style-name="T27">(достигнуть определенной цели / результата / ценности)</text:span></text:p>
          </text:deletion>
        </text:changed-region>
        <text:changed-region xml:id="ct2364532394752" text:id="ct2364532394752">
          <text:insertion>
            <office:change-info>
              <dc:creator>&lt;анонимный&gt;</dc:creator>
              <dc:date>2021-11-21T17:20:30</dc:date>
            </office:change-info>
          </text:insertion>
        </text:changed-region>
        <text:changed-region xml:id="ct2364532385152" text:id="ct2364532385152">
          <text:insertion>
            <office:change-info>
              <dc:creator>&lt;анонимный&gt;</dc:creator>
              <dc:date>2021-11-21T16:21:13</dc:date>
            </office:change-info>
          </text:insertion>
        </text:changed-region>
        <text:changed-region xml:id="ct2364532381072" text:id="ct2364532381072">
          <text:deletion>
            <office:change-info>
              <dc:creator>&lt;анонимный&gt;</dc:creator>
              <dc:date>2021-11-21T16:21:02</dc:date>
            </office:change-info>
            <text:p text:style-name="P51">(короткое наименование)</text:p>
          </text:deletion>
        </text:changed-region>
        <text:changed-region xml:id="ct2364532388512" text:id="ct2364532388512">
          <text:deletion>
            <office:change-info>
              <dc:creator>&lt;анонимный&gt;</dc:creator>
              <dc:date>2021-11-21T16:21:17</dc:date>
            </office:change-info>
            <text:p text:style-name="P19">(ситуация выглядит таким образом)</text:p>
          </text:deletion>
        </text:changed-region>
        <text:changed-region xml:id="ct2364532395712" text:id="ct2364532395712">
          <text:insertion>
            <office:change-info>
              <dc:creator>&lt;анонимный&gt;</dc:creator>
              <dc:date>2021-11-21T16:21:17</dc:date>
            </office:change-info>
          </text:insertion>
        </text:changed-region>
        <text:changed-region xml:id="ct2364532406512" text:id="ct2364532406512">
          <text:deletion>
            <office:change-info>
              <dc:creator>&lt;анонимный&gt;</dc:creator>
              <dc:date>2021-11-21T16:23:28</dc:date>
            </office:change-info>
            <text:p text:style-name="P19">(пользователь совершает некоторые действия)</text:p>
          </text:deletion>
        </text:changed-region>
        <text:changed-region xml:id="ct2364532398112" text:id="ct2364532398112">
          <text:insertion>
            <office:change-info>
              <dc:creator>&lt;анонимный&gt;</dc:creator>
              <dc:date>2021-11-21T16:23:28</dc:date>
            </office:change-info>
          </text:insertion>
        </text:changed-region>
        <text:changed-region xml:id="ct2364532396912" text:id="ct2364532396912">
          <text:deletion>
            <office:change-info>
              <dc:creator>&lt;анонимный&gt;</dc:creator>
              <dc:date>2021-11-21T16:23:43</dc:date>
            </office:change-info>
            <text:p text:style-name="P19">(система реагирует на действия пользователя)</text:p>
          </text:deletion>
        </text:changed-region>
        <text:changed-region xml:id="ct2364532402192" text:id="ct2364532402192">
          <text:insertion>
            <office:change-info>
              <dc:creator>&lt;анонимный&gt;</dc:creator>
              <dc:date>2021-11-21T16:23:44</dc:date>
            </office:change-info>
          </text:insertion>
        </text:changed-region>
        <text:changed-region xml:id="ct2364532402432" text:id="ct2364532402432">
          <text:insertion>
            <office:change-info>
              <dc:creator>&lt;анонимный&gt;</dc:creator>
              <dc:date>2021-11-21T16:24:00</dc:date>
            </office:change-info>
          </text:insertion>
        </text:changed-region>
        <text:changed-region xml:id="ct2364532413472" text:id="ct2364532413472">
          <text:deletion>
            <office:change-info>
              <dc:creator>&lt;анонимный&gt;</dc:creator>
              <dc:date>2021-11-21T17:21:26</dc:date>
            </office:change-info>
            <text:p text:style-name="P19">(короткое наименование)</text:p>
          </text:deletion>
        </text:changed-region>
        <text:changed-region xml:id="ct2364532418992" text:id="ct2364532418992">
          <text:insertion>
            <office:change-info>
              <dc:creator>&lt;анонимный&gt;</dc:creator>
              <dc:date>2021-11-21T17:21:32</dc:date>
            </office:change-info>
          </text:insertion>
        </text:changed-region>
        <text:changed-region xml:id="ct2364532427632" text:id="ct2364532427632">
          <text:deletion>
            <office:change-info>
              <dc:creator>&lt;анонимный&gt;</dc:creator>
              <dc:date>2021-11-21T17:21:45</dc:date>
            </office:change-info>
            <text:p text:style-name="P19">(ситуация выглядит таким образом)</text:p>
          </text:deletion>
        </text:changed-region>
        <text:changed-region xml:id="ct2364532433392" text:id="ct2364532433392">
          <text:insertion>
            <office:change-info>
              <dc:creator>&lt;анонимный&gt;</dc:creator>
              <dc:date>2021-11-21T17:21:45</dc:date>
            </office:change-info>
          </text:insertion>
        </text:changed-region>
        <text:changed-region xml:id="ct2364532440112" text:id="ct2364532440112">
          <text:insertion>
            <office:change-info>
              <dc:creator>&lt;анонимный&gt;</dc:creator>
              <dc:date>2021-11-21T17:21:57</dc:date>
            </office:change-info>
          </text:insertion>
        </text:changed-region>
        <text:changed-region xml:id="ct2364532412752" text:id="ct2364532412752">
          <text:insertion>
            <office:change-info>
              <dc:creator>&lt;анонимный&gt;</dc:creator>
              <dc:date>2021-11-21T17:22:00</dc:date>
            </office:change-info>
          </text:insertion>
        </text:changed-region>
        <text:changed-region xml:id="ct2364532432432" text:id="ct2364532432432">
          <text:deletion>
            <office:change-info>
              <dc:creator>&lt;анонимный&gt;</dc:creator>
              <dc:date>2021-11-21T17:21:57</dc:date>
            </office:change-info>
            <text:p text:style-name="P19"><text:span text:style-name="T32">(пользователь совершает некоторые действия)</text:span></text:p>
          </text:deletion>
        </text:changed-region>
        <text:changed-region xml:id="ct2364532436752" text:id="ct2364532436752">
          <text:deletion>
            <office:change-info>
              <dc:creator>&lt;анонимный&gt;</dc:creator>
              <dc:date>2021-11-21T17:22:25</dc:date>
            </office:change-info>
            <text:p text:style-name="P19">(система реагирует на действия пользователя)</text:p>
          </text:deletion>
        </text:changed-region>
        <text:changed-region xml:id="ct2364532436032" text:id="ct2364532436032">
          <text:insertion>
            <office:change-info>
              <dc:creator>&lt;анонимный&gt;</dc:creator>
              <dc:date>2021-11-21T17:22:25</dc:date>
            </office:change-info>
          </text:insertion>
        </text:changed-region>
        <text:changed-region xml:id="ct2364532389952" text:id="ct2364532389952">
          <text:deletion>
            <office:change-info>
              <dc:creator>&lt;анонимный&gt;</dc:creator>
              <dc:date>2021-11-21T16:26:22</dc:date>
            </office:change-info>
            <text:p text:style-name="ЛР"><text:span text:style-name="T10">Оставить комментарий к манге</text:span><text:span text:style-name="T11"> </text:span></text:p>
          </text:deletion>
        </text:changed-region>
        <text:changed-region xml:id="ct2364532406752" text:id="ct2364532406752">
          <text:insertion>
            <office:change-info>
              <dc:creator>&lt;анонимный&gt;</dc:creator>
              <dc:date>2021-11-21T16:26:26</dc:date>
            </office:change-info>
          </text:insertion>
        </text:changed-region>
        <text:changed-region xml:id="ct2364532384432" text:id="ct2364532384432">
          <text:insertion>
            <office:change-info>
              <dc:creator>&lt;анонимный&gt;</dc:creator>
              <dc:date>2021-11-21T17:03:13</dc:date>
            </office:change-info>
          </text:insertion>
        </text:changed-region>
        <text:changed-region xml:id="ct2364532392592" text:id="ct2364532392592">
          <text:insertion>
            <office:change-info>
              <dc:creator>&lt;анонимный&gt;</dc:creator>
              <dc:date>2021-11-21T16:26:36</dc:date>
            </office:change-info>
          </text:insertion>
        </text:changed-region>
        <text:changed-region xml:id="ct2364532424032" text:id="ct2364532424032">
          <text:insertion>
            <office:change-info>
              <dc:creator>&lt;анонимный&gt;</dc:creator>
              <dc:date>2021-11-21T17:03:24</dc:date>
            </office:change-info>
          </text:insertion>
        </text:changed-region>
        <text:changed-region xml:id="ct2364532382752" text:id="ct2364532382752">
          <text:deletion>
            <office:change-info>
              <dc:creator>&lt;анонимный&gt;</dc:creator>
              <dc:date>2021-11-21T16:26:37</dc:date>
            </office:change-info>
            <text:p text:style-name="P18">?</text:p>
          </text:deletion>
        </text:changed-region>
        <text:changed-region xml:id="ct2364532381312" text:id="ct2364532381312">
          <text:deletion>
            <office:change-info>
              <dc:creator>&lt;анонимный&gt;</dc:creator>
              <dc:date>2021-11-21T16:26:44</dc:date>
            </office:change-info>
            <text:p text:style-name="P19">(тип пользователя)</text:p>
          </text:deletion>
        </text:changed-region>
        <text:changed-region xml:id="ct2364532390432" text:id="ct2364532390432">
          <text:insertion>
            <office:change-info>
              <dc:creator>&lt;анонимный&gt;</dc:creator>
              <dc:date>2021-11-21T16:26:44</dc:date>
            </office:change-info>
          </text:insertion>
        </text:changed-region>
        <text:changed-region xml:id="ct2364532389232" text:id="ct2364532389232">
          <text:deletion>
            <office:change-info>
              <dc:creator>&lt;анонимный&gt;</dc:creator>
              <dc:date>2021-11-21T16:26:54</dc:date>
            </office:change-info>
            <text:p text:style-name="P19">(выполнить некоторое действие)</text:p>
          </text:deletion>
        </text:changed-region>
        <text:changed-region xml:id="ct2364532392832" text:id="ct2364532392832">
          <text:insertion>
            <office:change-info>
              <dc:creator>&lt;анонимный&gt;</dc:creator>
              <dc:date>2021-11-21T16:26:54</dc:date>
            </office:change-info>
          </text:insertion>
        </text:changed-region>
        <text:changed-region xml:id="ct2364532395472" text:id="ct2364532395472">
          <text:insertion>
            <office:change-info>
              <dc:creator>&lt;анонимный&gt;</dc:creator>
              <dc:date>2021-11-21T16:27:00</dc:date>
            </office:change-info>
          </text:insertion>
        </text:changed-region>
        <text:changed-region xml:id="ct2364532409872" text:id="ct2364532409872">
          <text:insertion>
            <office:change-info>
              <dc:creator>&lt;анонимный&gt;</dc:creator>
              <dc:date>2021-11-21T16:27:36</dc:date>
            </office:change-info>
          </text:insertion>
        </text:changed-region>
        <text:changed-region xml:id="ct2364532401952" text:id="ct2364532401952">
          <text:deletion>
            <office:change-info>
              <dc:creator>&lt;анонимный&gt;</dc:creator>
              <dc:date>2021-11-21T16:27:11</dc:date>
            </office:change-info>
            <text:p text:style-name="P19"><text:span text:style-name="T27">(достигнуть определенной цели / результата / ценности)</text:span></text:p>
          </text:deletion>
        </text:changed-region>
        <text:changed-region xml:id="ct2364532403392" text:id="ct2364532403392">
          <text:deletion>
            <office:change-info>
              <dc:creator>&lt;анонимный&gt;</dc:creator>
              <dc:date>2021-11-21T16:28:18</dc:date>
            </office:change-info>
            <text:p text:style-name="P19">(короткое наименование)</text:p>
          </text:deletion>
        </text:changed-region>
        <text:changed-region xml:id="ct2364532400512" text:id="ct2364532400512">
          <text:insertion>
            <office:change-info>
              <dc:creator>&lt;анонимный&gt;</dc:creator>
              <dc:date>2021-11-21T16:28:18</dc:date>
            </office:change-info>
          </text:insertion>
        </text:changed-region>
        <text:changed-region xml:id="ct2364532424992" text:id="ct2364532424992">
          <text:deletion>
            <office:change-info>
              <dc:creator>&lt;анонимный&gt;</dc:creator>
              <dc:date>2021-11-21T16:52:25</dc:date>
            </office:change-info>
            <text:p text:style-name="P19">(ситуация выглядит таким образом)</text:p>
          </text:deletion>
        </text:changed-region>
        <text:changed-region xml:id="ct2364532420912" text:id="ct2364532420912">
          <text:insertion>
            <office:change-info>
              <dc:creator>&lt;анонимный&gt;</dc:creator>
              <dc:date>2021-11-21T16:52:25</dc:date>
            </office:change-info>
          </text:insertion>
        </text:changed-region>
        <text:changed-region xml:id="ct2364532410352" text:id="ct2364532410352">
          <text:insertion>
            <office:change-info>
              <dc:creator>&lt;анонимный&gt;</dc:creator>
              <dc:date>2021-11-21T16:55:33</dc:date>
            </office:change-info>
          </text:insertion>
        </text:changed-region>
        <text:changed-region xml:id="ct2364532429312" text:id="ct2364532429312">
          <text:insertion>
            <office:change-info>
              <dc:creator>&lt;анонимный&gt;</dc:creator>
              <dc:date>2021-11-21T16:55:58</dc:date>
            </office:change-info>
          </text:insertion>
        </text:changed-region>
        <text:changed-region xml:id="ct2364532438192" text:id="ct2364532438192">
          <text:insertion>
            <office:change-info>
              <dc:creator>&lt;анонимный&gt;</dc:creator>
              <dc:date>2021-11-21T16:56:00</dc:date>
            </office:change-info>
          </text:insertion>
        </text:changed-region>
        <text:changed-region xml:id="ct2364532418752" text:id="ct2364532418752">
          <text:deletion>
            <office:change-info>
              <dc:creator>&lt;анонимный&gt;</dc:creator>
              <dc:date>2021-11-21T16:53:30</dc:date>
            </office:change-info>
            <text:p text:style-name="P19"><text:span text:style-name="T31">(пользователь совершает некоторые действия)</text:span></text:p>
          </text:deletion>
        </text:changed-region>
        <text:changed-region xml:id="ct2364532407472" text:id="ct2364532407472">
          <text:deletion>
            <office:change-info>
              <dc:creator>&lt;анонимный&gt;</dc:creator>
              <dc:date>2021-11-21T16:53:49</dc:date>
            </office:change-info>
            <text:p text:style-name="P19">(система реагирует на действия пользователя)</text:p>
          </text:deletion>
        </text:changed-region>
        <text:changed-region xml:id="ct2364532408192" text:id="ct2364532408192">
          <text:insertion>
            <office:change-info>
              <dc:creator>&lt;анонимный&gt;</dc:creator>
              <dc:date>2021-11-21T16:53:50</dc:date>
            </office:change-info>
          </text:insertion>
        </text:changed-region>
        <text:changed-region xml:id="ct2364532416832" text:id="ct2364532416832">
          <text:insertion>
            <office:change-info>
              <dc:creator>&lt;анонимный&gt;</dc:creator>
              <dc:date>2021-11-21T16:56:57</dc:date>
            </office:change-info>
          </text:insertion>
        </text:changed-region>
        <text:changed-region xml:id="ct2364532423552" text:id="ct2364532423552">
          <text:insertion>
            <office:change-info>
              <dc:creator>&lt;анонимный&gt;</dc:creator>
              <dc:date>2021-11-21T16:57:05</dc:date>
            </office:change-info>
          </text:insertion>
        </text:changed-region>
        <text:changed-region xml:id="ct2364532420432" text:id="ct2364532420432">
          <text:insertion>
            <office:change-info>
              <dc:creator>&lt;анонимный&gt;</dc:creator>
              <dc:date>2021-11-21T16:58:00</dc:date>
            </office:change-info>
          </text:insertion>
        </text:changed-region>
        <text:changed-region xml:id="ct2364532408432" text:id="ct2364532408432">
          <text:deletion>
            <office:change-info>
              <dc:creator>&lt;анонимный&gt;</dc:creator>
              <dc:date>2021-11-21T16:59:16</dc:date>
            </office:change-info>
            <text:p text:style-name="P19">(короткое наименование)</text:p>
          </text:deletion>
        </text:changed-region>
        <text:changed-region xml:id="ct2364532436992" text:id="ct2364532436992">
          <text:insertion>
            <office:change-info>
              <dc:creator>&lt;анонимный&gt;</dc:creator>
              <dc:date>2021-11-21T16:59:40</dc:date>
            </office:change-info>
          </text:insertion>
        </text:changed-region>
        <text:changed-region xml:id="ct2364532424752" text:id="ct2364532424752">
          <text:insertion>
            <office:change-info>
              <dc:creator>&lt;анонимный&gt;</dc:creator>
              <dc:date>2021-11-21T16:59:59</dc:date>
            </office:change-info>
          </text:insertion>
        </text:changed-region>
        <text:changed-region xml:id="ct2364532411792" text:id="ct2364532411792">
          <text:insertion>
            <office:change-info>
              <dc:creator>&lt;анонимный&gt;</dc:creator>
              <dc:date>2021-11-21T17:00:00</dc:date>
            </office:change-info>
          </text:insertion>
        </text:changed-region>
        <text:changed-region xml:id="ct2364532423792" text:id="ct2364532423792">
          <text:deletion>
            <office:change-info>
              <dc:creator>&lt;анонимный&gt;</dc:creator>
              <dc:date>2021-11-21T16:59:55</dc:date>
            </office:change-info>
            <text:p text:style-name="P19"><text:span text:style-name="T31">(ситуация выглядит таким образом)</text:span></text:p>
          </text:deletion>
        </text:changed-region>
        <text:changed-region xml:id="ct2364532411072" text:id="ct2364532411072">
          <text:deletion>
            <office:change-info>
              <dc:creator>&lt;анонимный&gt;</dc:creator>
              <dc:date>2021-11-21T17:00:09</dc:date>
            </office:change-info>
            <text:p text:style-name="P19">(пользователь совершает некоторые действия)</text:p>
          </text:deletion>
        </text:changed-region>
        <text:changed-region xml:id="ct2364532435072" text:id="ct2364532435072">
          <text:insertion>
            <office:change-info>
              <dc:creator>&lt;анонимный&gt;</dc:creator>
              <dc:date>2021-11-21T17:19:18</dc:date>
            </office:change-info>
          </text:insertion>
        </text:changed-region>
        <text:changed-region xml:id="ct2364532434352" text:id="ct2364532434352">
          <text:deletion>
            <office:change-info>
              <dc:creator>&lt;анонимный&gt;</dc:creator>
              <dc:date>2021-11-21T17:18:37</dc:date>
            </office:change-info>
            <text:p text:style-name="P19">(система реагирует на действия пользователя)</text:p>
          </text:deletion>
        </text:changed-region>
        <text:changed-region xml:id="ct2364532435312" text:id="ct2364532435312">
          <text:insertion>
            <office:change-info>
              <dc:creator>&lt;анонимный&gt;</dc:creator>
              <dc:date>2021-11-21T17:19:54</dc:date>
            </office:change-info>
          </text:insertion>
        </text:changed-region>
        <text:changed-region xml:id="ct2364532425952" text:id="ct2364532425952">
          <text:insertion>
            <office:change-info>
              <dc:creator>&lt;анонимный&gt;</dc:creator>
              <dc:date>2021-11-21T17:18:37</dc:date>
            </office:change-info>
          </text:insertion>
        </text:changed-region>
        <text:changed-region xml:id="ct2364532398352" text:id="ct2364532398352">
          <text:format-change>
            <office:change-info>
              <dc:creator>&lt;анонимный&gt;</dc:creator>
              <dc:date>2021-11-21T16:30:10</dc:date>
            </office:change-info>
          </text:format-change>
        </text:changed-region>
        <text:changed-region xml:id="ct2364532387792" text:id="ct2364532387792">
          <text:deletion>
            <office:change-info>
              <dc:creator>&lt;анонимный&gt;</dc:creator>
              <dc:date>2021-11-21T16:28:42</dc:date>
            </office:change-info>
            <text:p text:style-name="ЛР"><text:span text:style-name="T13">мангу </text:span></text:p>
          </text:deletion>
        </text:changed-region>
        <text:changed-region xml:id="ct2364532381792" text:id="ct2364532381792">
          <text:insertion>
            <office:change-info>
              <dc:creator>&lt;анонимный&gt;</dc:creator>
              <dc:date>2021-11-21T16:28:42</dc:date>
            </office:change-info>
          </text:insertion>
        </text:changed-region>
        <text:changed-region xml:id="ct2364532408912" text:id="ct2364532408912">
          <text:insertion>
            <office:change-info>
              <dc:creator>&lt;анонимный&gt;</dc:creator>
              <dc:date>2021-11-21T16:28:50</dc:date>
            </office:change-info>
          </text:insertion>
        </text:changed-region>
        <text:changed-region xml:id="ct2364532408672" text:id="ct2364532408672">
          <text:deletion>
            <office:change-info>
              <dc:creator>&lt;анонимный&gt;</dc:creator>
              <dc:date>2021-11-21T16:28:49</dc:date>
            </office:change-info>
            <text:p text:style-name="P18">?</text:p>
          </text:deletion>
        </text:changed-region>
        <text:changed-region xml:id="ct2364532407712" text:id="ct2364532407712">
          <text:deletion>
            <office:change-info>
              <dc:creator>&lt;анонимный&gt;</dc:creator>
              <dc:date>2021-11-21T16:28:54</dc:date>
            </office:change-info>
            <text:p text:style-name="P19">(тип пользователя)</text:p>
          </text:deletion>
        </text:changed-region>
        <text:changed-region xml:id="ct2364532409392" text:id="ct2364532409392">
          <text:insertion>
            <office:change-info>
              <dc:creator>&lt;анонимный&gt;</dc:creator>
              <dc:date>2021-11-21T16:28:54</dc:date>
            </office:change-info>
          </text:insertion>
        </text:changed-region>
        <text:changed-region xml:id="ct2364532381552" text:id="ct2364532381552">
          <text:insertion>
            <office:change-info>
              <dc:creator>&lt;анонимный&gt;</dc:creator>
              <dc:date>2021-11-21T16:33:16</dc:date>
            </office:change-info>
          </text:insertion>
        </text:changed-region>
        <text:changed-region xml:id="ct2364532425232" text:id="ct2364532425232">
          <text:deletion>
            <office:change-info>
              <dc:creator>&lt;анонимный&gt;</dc:creator>
              <dc:date>2021-11-21T16:29:05</dc:date>
            </office:change-info>
            <text:p text:style-name="P19">(выполнить некоторое действие)</text:p>
          </text:deletion>
        </text:changed-region>
        <text:changed-region xml:id="ct2364532414912" text:id="ct2364532414912">
          <text:insertion>
            <office:change-info>
              <dc:creator>&lt;анонимный&gt;</dc:creator>
              <dc:date>2021-11-21T16:29:05</dc:date>
            </office:change-info>
          </text:insertion>
        </text:changed-region>
        <text:changed-region xml:id="ct2364532421632" text:id="ct2364532421632">
          <text:deletion>
            <office:change-info>
              <dc:creator>&lt;анонимный&gt;</dc:creator>
              <dc:date>2021-11-21T16:29:22</dc:date>
            </office:change-info>
            <text:p text:style-name="P19">(достигнуть определенной цели / результата / ценности)</text:p>
          </text:deletion>
        </text:changed-region>
        <text:changed-region xml:id="ct2364532407232" text:id="ct2364532407232">
          <text:insertion>
            <office:change-info>
              <dc:creator>&lt;анонимный&gt;</dc:creator>
              <dc:date>2021-11-21T16:29:25</dc:date>
            </office:change-info>
          </text:insertion>
        </text:changed-region>
        <text:changed-region xml:id="ct2364532414432" text:id="ct2364532414432">
          <text:insertion>
            <office:change-info>
              <dc:creator>&lt;анонимный&gt;</dc:creator>
              <dc:date>2021-11-21T16:29:44</dc:date>
            </office:change-info>
          </text:insertion>
        </text:changed-region>
        <text:changed-region xml:id="ct2364532405792" text:id="ct2364532405792">
          <text:deletion>
            <office:change-info>
              <dc:creator>&lt;анонимный&gt;</dc:creator>
              <dc:date>2021-11-21T16:29:42</dc:date>
            </office:change-info>
            <text:p text:style-name="P19"><text:span text:style-name="T27">(короткое наименование)</text:span></text:p>
          </text:deletion>
        </text:changed-region>
        <text:changed-region xml:id="ct2364532424272" text:id="ct2364532424272">
          <text:insertion>
            <office:change-info>
              <dc:creator>&lt;анонимный&gt;</dc:creator>
              <dc:date>2021-11-21T16:34:24</dc:date>
            </office:change-info>
          </text:insertion>
        </text:changed-region>
        <text:changed-region xml:id="ct2364532414672" text:id="ct2364532414672">
          <text:deletion>
            <office:change-info>
              <dc:creator>&lt;анонимный&gt;</dc:creator>
              <dc:date>2021-11-21T16:34:23</dc:date>
            </office:change-info>
            <text:p text:style-name="P19"><text:span text:style-name="T29">(ситуация выглядит таким образом)</text:span></text:p>
          </text:deletion>
        </text:changed-region>
        <text:changed-region xml:id="ct2364532397152" text:id="ct2364532397152">
          <text:insertion>
            <office:change-info>
              <dc:creator>&lt;анонимный&gt;</dc:creator>
              <dc:date>2021-11-21T16:34:53</dc:date>
            </office:change-info>
          </text:insertion>
        </text:changed-region>
        <text:changed-region xml:id="ct2364532419952" text:id="ct2364532419952">
          <text:insertion>
            <office:change-info>
              <dc:creator>&lt;анонимный&gt;</dc:creator>
              <dc:date>2021-11-21T16:43:50</dc:date>
            </office:change-info>
          </text:insertion>
        </text:changed-region>
        <text:changed-region xml:id="ct2364532416592" text:id="ct2364532416592">
          <text:deletion>
            <office:change-info>
              <dc:creator>&lt;анонимный&gt;</dc:creator>
              <dc:date>2021-11-21T16:43:50</dc:date>
            </office:change-info>
            <text:p text:style-name="P19"><text:s/>(пользователь совершает некоторые действия)</text:p>
          </text:deletion>
        </text:changed-region>
        <text:changed-region xml:id="ct2364532412512" text:id="ct2364532412512">
          <text:insertion>
            <office:change-info>
              <dc:creator>&lt;анонимный&gt;</dc:creator>
              <dc:date>2021-11-21T16:43:52</dc:date>
            </office:change-info>
          </text:insertion>
        </text:changed-region>
        <text:changed-region xml:id="ct2364532411312" text:id="ct2364532411312">
          <text:insertion>
            <office:change-info>
              <dc:creator>&lt;анонимный&gt;</dc:creator>
              <dc:date>2021-11-21T16:44:09</dc:date>
            </office:change-info>
          </text:insertion>
        </text:changed-region>
        <text:changed-region xml:id="ct2364532405312" text:id="ct2364532405312">
          <text:insertion>
            <office:change-info>
              <dc:creator>&lt;анонимный&gt;</dc:creator>
              <dc:date>2021-11-21T16:45:08</dc:date>
            </office:change-info>
          </text:insertion>
        </text:changed-region>
        <text:changed-region xml:id="ct2364532409632" text:id="ct2364532409632">
          <text:insertion>
            <office:change-info>
              <dc:creator>&lt;анонимный&gt;</dc:creator>
              <dc:date>2021-11-21T16:46:00</dc:date>
            </office:change-info>
          </text:insertion>
        </text:changed-region>
        <text:changed-region xml:id="ct2364532423312" text:id="ct2364532423312">
          <text:deletion>
            <office:change-info>
              <dc:creator>&lt;анонимный&gt;</dc:creator>
              <dc:date>2021-11-21T16:47:23</dc:date>
            </office:change-info>
            <text:p text:style-name="P19">(</text:p>
          </text:deletion>
        </text:changed-region>
        <text:changed-region xml:id="ct2364532417312" text:id="ct2364532417312">
          <text:insertion>
            <office:change-info>
              <dc:creator>&lt;анонимный&gt;</dc:creator>
              <dc:date>2021-11-21T16:49:15</dc:date>
            </office:change-info>
          </text:insertion>
        </text:changed-region>
        <text:changed-region xml:id="ct2364532425472" text:id="ct2364532425472">
          <text:deletion>
            <office:change-info>
              <dc:creator>&lt;анонимный&gt;</dc:creator>
              <dc:date>2021-11-21T16:47:22</dc:date>
            </office:change-info>
            <text:p text:style-name="P19"><text:span text:style-name="T30">реагирует на действия пользователя)</text:span></text:p>
          </text:deletion>
        </text:changed-region>
        <text:changed-region xml:id="ct2364532421872" text:id="ct2364532421872">
          <text:deletion>
            <office:change-info>
              <dc:creator>&lt;анонимный&gt;</dc:creator>
              <dc:date>2021-11-21T16:49:51</dc:date>
            </office:change-info>
            <text:p text:style-name="P19">(короткое наименование)</text:p>
          </text:deletion>
        </text:changed-region>
        <text:changed-region xml:id="ct2364532424512" text:id="ct2364532424512">
          <text:insertion>
            <office:change-info>
              <dc:creator>&lt;анонимный&gt;</dc:creator>
              <dc:date>2021-11-21T16:49:51</dc:date>
            </office:change-info>
          </text:insertion>
        </text:changed-region>
        <text:changed-region xml:id="ct2364532411552" text:id="ct2364532411552">
          <text:insertion>
            <office:change-info>
              <dc:creator>&lt;анонимный&gt;</dc:creator>
              <dc:date>2021-11-21T16:50:00</dc:date>
            </office:change-info>
          </text:insertion>
        </text:changed-region>
        <text:changed-region xml:id="ct2364532416352" text:id="ct2364532416352">
          <text:insertion>
            <office:change-info>
              <dc:creator>&lt;анонимный&gt;</dc:creator>
              <dc:date>2021-11-21T16:50:37</dc:date>
            </office:change-info>
          </text:insertion>
        </text:changed-region>
        <text:changed-region xml:id="ct2364532422112" text:id="ct2364532422112">
          <text:deletion>
            <office:change-info>
              <dc:creator>&lt;анонимный&gt;</dc:creator>
              <dc:date>2021-11-21T16:50:23</dc:date>
            </office:change-info>
            <text:p text:style-name="P19"><text:span text:style-name="T30">(ситуация выглядит таким образом)</text:span></text:p>
          </text:deletion>
        </text:changed-region>
        <text:changed-region xml:id="ct2364532404112" text:id="ct2364532404112">
          <text:insertion>
            <office:change-info>
              <dc:creator>&lt;анонимный&gt;</dc:creator>
              <dc:date>2021-11-21T16:50:56</dc:date>
            </office:change-info>
          </text:insertion>
        </text:changed-region>
        <text:changed-region xml:id="ct2364532406272" text:id="ct2364532406272">
          <text:insertion>
            <office:change-info>
              <dc:creator>&lt;анонимный&gt;</dc:creator>
              <dc:date>2021-11-21T16:51:00</dc:date>
            </office:change-info>
          </text:insertion>
        </text:changed-region>
        <text:changed-region xml:id="ct2364532397392" text:id="ct2364532397392">
          <text:deletion>
            <office:change-info>
              <dc:creator>&lt;анонимный&gt;</dc:creator>
              <dc:date>2021-11-21T16:50:51</dc:date>
            </office:change-info>
            <text:p text:style-name="P19"><text:span text:style-name="T30">(пользователь совершает некоторые действия)</text:span></text:p>
          </text:deletion>
        </text:changed-region>
        <text:changed-region xml:id="ct2364532415152" text:id="ct2364532415152">
          <text:deletion>
            <office:change-info>
              <dc:creator>&lt;анонимный&gt;</dc:creator>
              <dc:date>2021-11-21T16:51:50</dc:date>
            </office:change-info>
            <text:p text:style-name="P19">(система реагирует на действия пользователя)</text:p>
          </text:deletion>
        </text:changed-region>
        <text:changed-region xml:id="ct2364532422352" text:id="ct2364532422352">
          <text:insertion>
            <office:change-info>
              <dc:creator>&lt;анонимный&gt;</dc:creator>
              <dc:date>2021-11-21T16:51:50</dc:date>
            </office:change-info>
          </text:insertion>
        </text:changed-region>
        <text:changed-region xml:id="ct2364532420192" text:id="ct2364532420192">
          <text:insertion>
            <office:change-info>
              <dc:creator>&lt;анонимный&gt;</dc:creator>
              <dc:date>2021-11-21T16:52:00</dc:date>
            </office:change-info>
          </text:insertion>
        </text:changed-region>
        <text:changed-region xml:id="ct2364532413712" text:id="ct2364532413712">
          <text:format-change>
            <office:change-info>
              <dc:creator>&lt;анонимный&gt;</dc:creator>
              <dc:date>2021-11-21T16:32:15</dc:date>
            </office:change-info>
          </text:format-change>
        </text:changed-region>
        <text:changed-region xml:id="ct2364532414192" text:id="ct2364532414192">
          <text:deletion>
            <office:change-info>
              <dc:creator>&lt;анонимный&gt;</dc:creator>
              <dc:date>2021-11-21T16:32:01</dc:date>
            </office:change-info>
            <text:p text:style-name="P42">Бесплатный ознакомительный просмотр манги </text:p>
          </text:deletion>
        </text:changed-region>
        <text:changed-region xml:id="ct2364532423072" text:id="ct2364532423072">
          <text:insertion>
            <office:change-info>
              <dc:creator>&lt;анонимный&gt;</dc:creator>
              <dc:date>2021-11-21T16:32:01</dc:date>
            </office:change-info>
          </text:insertion>
        </text:changed-region>
        <text:changed-region xml:id="ct2364532387072" text:id="ct2364532387072">
          <text:format-change>
            <office:change-info>
              <dc:creator>&lt;анонимный&gt;</dc:creator>
              <dc:date>2021-11-21T16:32:15</dc:date>
            </office:change-info>
          </text:format-change>
        </text:changed-region>
        <text:changed-region xml:id="ct2364532415632" text:id="ct2364532415632">
          <text:deletion>
            <office:change-info>
              <dc:creator>&lt;анонимный&gt;</dc:creator>
              <dc:date>2021-11-21T16:31:51</dc:date>
            </office:change-info>
            <text:p text:style-name="P42">журнале</text:p>
          </text:deletion>
        </text:changed-region>
        <text:changed-region xml:id="ct2364532416112" text:id="ct2364532416112">
          <text:insertion>
            <office:change-info>
              <dc:creator>&lt;анонимный&gt;</dc:creator>
              <dc:date>2021-11-21T16:31:51</dc:date>
            </office:change-info>
          </text:insertion>
        </text:changed-region>
        <text:changed-region xml:id="ct2364532410832" text:id="ct2364532410832">
          <text:format-change>
            <office:change-info>
              <dc:creator>&lt;анонимный&gt;</dc:creator>
              <dc:date>2021-11-21T16:32:15</dc:date>
            </office:change-info>
          </text:format-change>
        </text:changed-region>
        <text:changed-region xml:id="ct2364532415872" text:id="ct2364532415872">
          <text:deletion>
            <office:change-info>
              <dc:creator>&lt;анонимный&gt;</dc:creator>
              <dc:date>2021-11-21T16:31:22</dc:date>
            </office:change-info>
            <text:p text:style-name="P42">манги, которую включает в себя журнал</text:p>
          </text:deletion>
        </text:changed-region>
        <text:changed-region xml:id="ct2364532422592" text:id="ct2364532422592">
          <text:insertion>
            <office:change-info>
              <dc:creator>&lt;анонимный&gt;</dc:creator>
              <dc:date>2021-11-21T16:31:22</dc:date>
            </office:change-info>
          </text:insertion>
        </text:changed-region>
        <text:changed-region xml:id="ct2364532421392" text:id="ct2364532421392">
          <text:format-change>
            <office:change-info>
              <dc:creator>&lt;анонимный&gt;</dc:creator>
              <dc:date>2021-11-21T16:32:15</dc:date>
            </office:change-info>
          </text:format-change>
        </text:changed-region>
        <text:changed-region xml:id="ct2364532402912" text:id="ct2364532402912">
          <text:format-change>
            <office:change-info>
              <dc:creator>&lt;анонимный&gt;</dc:creator>
              <dc:date>2021-11-21T16:31:44</dc:date>
            </office:change-info>
          </text:format-change>
        </text:changed-region>
        <text:changed-region xml:id="ct2364532415392" text:id="ct2364532415392">
          <text:deletion>
            <office:change-info>
              <dc:creator>&lt;анонимный&gt;</dc:creator>
              <dc:date>2021-11-21T16:30:57</dc:date>
            </office:change-info>
            <text:p text:style-name="P45">Оставить комментарий к манге</text:p>
          </text:deletion>
        </text:changed-region>
        <text:changed-region xml:id="ct2364532410592" text:id="ct2364532410592">
          <text:insertion>
            <office:change-info>
              <dc:creator>&lt;анонимный&gt;</dc:creator>
              <dc:date>2021-11-21T16:30:57</dc:date>
            </office:change-info>
          </text:insertion>
        </text:changed-region>
        <text:changed-region xml:id="ct2364532402672" text:id="ct2364532402672">
          <text:format-change>
            <office:change-info>
              <dc:creator>&lt;анонимный&gt;</dc:creator>
              <dc:date>2021-11-21T16:31:44</dc:date>
            </office:change-info>
          </text:format-change>
        </text:changed-region>
        <text:changed-region xml:id="ct2364532388032" text:id="ct2364532388032">
          <text:insertion>
            <office:change-info>
              <dc:creator>&lt;анонимный&gt;</dc:creator>
              <dc:date>2021-11-21T17:03:40</dc:date>
            </office:change-info>
          </text:insertion>
        </text:changed-region>
        <text:changed-region xml:id="ct2364532393072" text:id="ct2364532393072">
          <text:format-change>
            <office:change-info>
              <dc:creator>&lt;анонимный&gt;</dc:creator>
              <dc:date>2021-11-21T16:31:44</dc:date>
            </office:change-info>
          </text:format-change>
        </text:changed-region>
        <text:changed-region xml:id="ct2364532386592" text:id="ct2364532386592">
          <text:deletion>
            <office:change-info>
              <dc:creator>&lt;анонимный&gt;</dc:creator>
              <dc:date>2021-11-21T16:30:20</dc:date>
            </office:change-info>
            <text:p text:style-name="P42">Добавить мангу </text:p>
          </text:deletion>
        </text:changed-region>
        <text:changed-region xml:id="ct2364532383712" text:id="ct2364532383712">
          <text:insertion>
            <office:change-info>
              <dc:creator>&lt;анонимный&gt;</dc:creator>
              <dc:date>2021-11-21T16:30:20</dc:date>
            </office:change-info>
          </text:insertion>
        </text:changed-region>
        <text:changed-region xml:id="ct2364532417792" text:id="ct2364532417792">
          <text:format-change>
            <office:change-info>
              <dc:creator>&lt;анонимный&gt;</dc:creator>
              <dc:date>2021-11-21T16:31:05</dc:date>
            </office:change-info>
          </text:format-change>
        </text:changed-region>
        <text:changed-region xml:id="ct2364532395952" text:id="ct2364532395952">
          <text:deletion>
            <office:change-info>
              <dc:creator>&lt;анонимный&gt;</dc:creator>
              <dc:date>2021-11-21T16:30:25</dc:date>
            </office:change-info>
            <text:p text:style-name="P42">контент-менеджер</text:p>
          </text:deletion>
        </text:changed-region>
        <text:changed-region xml:id="ct2364532403152" text:id="ct2364532403152">
          <text:insertion>
            <office:change-info>
              <dc:creator>&lt;анонимный&gt;</dc:creator>
              <dc:date>2021-11-21T16:30:25</dc:date>
            </office:change-info>
          </text:insertion>
        </text:changed-region>
        <text:changed-region xml:id="ct2364532413232" text:id="ct2364532413232">
          <text:format-change>
            <office:change-info>
              <dc:creator>&lt;анонимный&gt;</dc:creator>
              <dc:date>2021-11-21T16:31:05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ИСТЕРСТВО НАУКИ И ВЫСШЕГО ОБРАЗОВАНИЯ РОССИЙСКОЙ ФЕДЕРАЦИИ</text:p>
      <text:p text:style-name="P5">Федеральное государственное автономное образовательное учреждение высшего образования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4">И ПРОГРАММНОЙ ИНЖЕНЕРИИ (КАФЕДРА №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4">ОТЧЕТ ЗАЩИЩЕН С ОЦЕНКОЙ: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6"/>
          </table:table-cell>
        </table:table-row>
      </table:table>
      <text:p text:style-name="No_20_Spacing"/>
      <text:p text:style-name="No_20_Spacing"/>
      <text:p text:style-name="P6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4">Старший преподаватель</text:p>
          </table:table-cell>
          <table:table-cell table:style-name="Таблица2.B1" office:value-type="string">
            <text:p text:style-name="P20">/</text:p>
          </table:table-cell>
          <table:table-cell table:style-name="Таблица2.A1" office:value-type="string">
            <text:p text:style-name="P15"/>
          </table:table-cell>
          <table:table-cell table:style-name="Таблица2.B1" office:value-type="string">
            <text:p text:style-name="P15">/</text:p>
          </table:table-cell>
          <table:table-cell table:style-name="Таблица2.A1" office:value-type="string">
            <text:p text:style-name="P14"/>
          </table:table-cell>
          <table:table-cell table:style-name="Таблица2.B1" office:value-type="string">
            <text:p text:style-name="P13">/</text:p>
          </table:table-cell>
          <table:table-cell table:style-name="Таблица2.A1" office:value-type="string">
            <text:p text:style-name="P14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8">(должность, учёная степень, звание)</text:p>
          </table:table-cell>
          <table:table-cell table:style-name="Таблица2.B1" office:value-type="string">
            <text:p text:style-name="P17"/>
          </table:table-cell>
          <table:table-cell table:style-name="Таблица2.A2" office:value-type="string">
            <text:p text:style-name="P28">(подпись)</text:p>
          </table:table-cell>
          <table:table-cell table:style-name="Таблица2.B1" office:value-type="string">
            <text:p text:style-name="P28"/>
          </table:table-cell>
          <table:table-cell table:style-name="Таблица2.A2" office:value-type="string">
            <text:p text:style-name="P28">(дата защиты)</text:p>
          </table:table-cell>
          <table:table-cell table:style-name="Таблица2.B1" office:value-type="string">
            <text:p text:style-name="P17"/>
          </table:table-cell>
          <table:table-cell table:style-name="Таблица2.A2" office:value-type="string">
            <text:p text:style-name="P28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8"><text:span text:style-name="T6">ОТЧЕТ О ЛАБОРАТОРНОЙ РАБОТЕ №</text:span><text:span text:style-name="T7">3</text:span></text:p>
      <text:p text:style-name="P9"/>
      <text:p text:style-name="P10">«АНАЛИЗ ПОЛЬЗОВАТЕЛЬСКИХ ТРЕБОВАНИЙ В ПРОЕКТАХ ГИБКОЙ РАЗРАБОТКИ (AGILE). ПОЛЬЗОВАТЕЛЬСКИЕ ИСТОРИИ»</text:p>
      <text:p text:style-name="P9"/>
      <text:p text:style-name="P9">ПО КУРСУ: «ПРОЕКТИРОВАНИЕ ПРОГРАММНЫХ СИСТЕМ»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3">РАБОТУ ВЫПОЛНИЛ (-А) СТУДЕНТ (-КА):</text:p>
          </table:table-cell>
          <table:table-cell table:style-name="Таблица3.B1" office:value-type="string">
            <text:p text:style-name="P23">4932</text:p>
          </table:table-cell>
          <table:table-cell table:style-name="Таблица3.A1" office:value-type="string">
            <text:p text:style-name="P24">/</text:p>
          </table:table-cell>
          <table:table-cell table:style-name="Таблица3.B1" office:value-type="string">
            <text:p text:style-name="P23">С. И. Коваленко</text:p>
          </table:table-cell>
        </table:table-row>
        <table:table-row table:style-name="Таблица3.1">
          <table:table-cell table:style-name="Таблица3.A1" office:value-type="string">
            <text:p text:style-name="P28"/>
          </table:table-cell>
          <table:table-cell table:style-name="Таблица3.B2" office:value-type="string">
            <text:p text:style-name="P29">(номер группы)</text:p>
          </table:table-cell>
          <table:table-cell table:style-name="Таблица3.A1" office:value-type="string">
            <text:p text:style-name="P25"/>
          </table:table-cell>
          <table:table-cell table:style-name="Таблица3.B2" office:value-type="string">
            <text:p text:style-name="P29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>/</text:p>
          </table:table-cell>
          <table:table-cell table:style-name="Таблица4.C1" office:value-type="string">
            <text:p text:style-name="P14"><text:bookmark text:name="_GoBack"/></text:p>
          </table:table-cell>
          <table:table-cell table:style-name="Таблица4.A1" office:value-type="string">
            <text:p text:style-name="P13">/</text:p>
          </table:table-cell>
          <table:table-cell table:style-name="Таблица4.C1" office:value-type="string">
            <text:p text:style-name="P27"><text:span text:style-name="T4">1</text:span><text:span text:style-name="T5">5</text:span><text:span text:style-name="T2">.1</text:span><text:span text:style-name="T4">1</text:span><text:span text:style-name="T2">.2021</text:span></text:p>
          </table:table-cell>
        </table:table-row>
        <table:table-row table:style-name="Таблица4.1">
          <table:table-cell table:style-name="Таблица4.A1" office:value-type="string">
            <text:p text:style-name="P28"/>
          </table:table-cell>
          <table:table-cell table:style-name="Таблица4.A1" office:value-type="string">
            <text:p text:style-name="P28"/>
          </table:table-cell>
          <table:table-cell table:style-name="Таблица4.C2" office:value-type="string">
            <text:p text:style-name="P28">(подпись студента)</text:p>
          </table:table-cell>
          <table:table-cell table:style-name="Таблица4.A1" office:value-type="string">
            <text:p text:style-name="P17"/>
          </table:table-cell>
          <table:table-cell table:style-name="Таблица4.C2" office:value-type="string">
            <text:p text:style-name="P29">(дата отчета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P1">Санкт-Петербург 2021</text:p>
      <text:p text:style-name="P35"><text:bookmark-start text:name="_Toc52731292"/><text:soft-page-break/>ВВЕДЕНИЕ<text:bookmark-end text:name="_Toc52731292"/></text:p>
      <text:p text:style-name="P6"/>
      <text:p text:style-name="P30">Как и варианты использования пользовательские истории предназначены для документирования пользовательских требований с точки зрения взаимодействия пользователя и системы. Но в отличие от вариантов использования, спецификация которых обеспечивает всю необходимую информацию и может быть представлена с точки зрения формальной модели, пользовательские истории содержат небольшое количество деталей и остаются открытыми для интерпретации. Таким образом, пользовательские истории представляют собой быстрый способ документирования требований клиента без необходимости разрабатывать и поддерживать обширные формализованные документы.</text:p>
      <text:p text:style-name="P11"/>
      <text:p text:style-name="P30"><text:span text:style-name="T14">Цель работы</text:span> заключается в изучении одного из способов анализа и документирования пользовательских требований в проектах гибкой разработки и получении соответствующих практических навыков составления пользовательских историй и критериев приёмки</text:p>
      <text:p text:style-name="P12"/>
      <text:p text:style-name="P32">Задачи лабораторной работы. </text:p>
      <text:p text:style-name="P30">Для достижения поставленной в лабораторной работе цели необходимо для заданной предметной области составить не менее 6 пользовательских историй (используя шаблон Connextra):</text:p>
      <text:list xml:id="list3746800276" text:style-name="WWNum3">
        <text:list-item>
          <text:p text:style-name="P40">Истории должны охватывать не менее 3 различных типов пользователей системы и <text:span text:style-name="T15">представлять ценность для них относительно выбранной предметной области</text:span> (иными словами, истории общего характера по типу регистрации/авторизации в системе или формы обратной связи в данном критерии не учитываются);</text:p>
        </text:list-item>
        <text:list-item>
          <text:p text:style-name="P40"><text:bookmark-start text:name="_Hlk87631956"/>Для всех историй должны быть составлены критерии приемки<text:bookmark-end text:name="_Hlk87631956"/>;</text:p>
        </text:list-item>
        <text:list-item>
          <text:p text:style-name="P40">Историй должны включать в себя сценарии или правила для обработки ошибочных ситуаций (наличие и количество сценариев или правил зависит от их приоритета — ошибочные ситуации с низким приоритетом можно не включать в критерии приемки);</text:p>
        </text:list-item>
        <text:list-item>
          <text:p text:style-name="P40"><text:bookmark-start text:name="_Hlk87631997"/>Все истории должны быть проверены на соответствие принципу <text:span text:style-name="T16">INVEST</text:span><text:bookmark-end text:name="_Hlk87631997"/>.</text:p>
        </text:list-item>
      </text:list>
      <text:p text:style-name="No_20_Spacing"/>
      <text:p text:style-name="P32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7">61</text:p>
          </table:table-cell>
          <table:table-cell table:style-name="Таблица5.B1" office:value-type="string">
            <text:p text:style-name="P38">Сервис отложенного чтения</text:p>
          </table:table-cell>
        </table:table-row>
      </table:table>
      <text:p text:style-name="P2"/>
      <text:list xml:id="list2598302119" text:style-name="WWNum2">
        <text:list-item>
          <text:list>
            <text:list-item>
              <text:list>
                <text:list-item>
                  <text:list>
                    <text:list-item>
                      <text:p text:style-name="P56"><text:soft-page-break/>Пользовательские истории</text:p>
                    </text:list-item>
                  </text:list>
                </text:list-item>
              </text:list>
            </text:list-item>
          </text:list>
        </text:list-item>
      </text:list>
      <text:p text:style-name="P30">Для описания критериев приемки выбран тип, <text:span text:style-name="T19">ориентированный на сценарии.</text:span></text:p>
      <text:list xml:id="list3259891920" text:style-name="WWNum6">
        <text:list-item>
          <text:list>
            <text:list-item>
              <text:p text:style-name="P57">Поиск по сайту</text:p>
            </text:list-item>
          </text:list>
        </text:list-item>
      </text:list>
      <text:p text:style-name="No_20_Spacing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21">Story ID</text:p>
          </table:table-cell>
          <table:table-cell table:style-name="Таблица6.B1" office:value-type="string">
            <text:p text:style-name="P22">US-1</text:p>
          </table:table-cell>
          <table:table-cell table:style-name="Таблица6.A1" office:value-type="string">
            <text:p text:style-name="P22">Story Title</text:p>
          </table:table-cell>
          <table:table-cell table:style-name="Таблица6.D1" office:value-type="string">
            <text:p text:style-name="P18">Поиск по сайту</text:p>
          </table:table-cell>
        </table:table-row>
        <table:table-row table:style-name="Таблица6.1">
          <table:table-cell table:style-name="Таблица6.A2" table:number-columns-spanned="4" office:value-type="string">
            <text:p text:style-name="P19">Как посетитель сайта</text:p>
            <text:p text:style-name="P19">Я хочу иметь возможность выполнить поиск по строке текста</text:p>
            <text:p text:style-name="P19">Чтобы найти разделы сайта, в которых находится интересующая меня информация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A3" table:number-columns-spanned="4" office:value-type="string">
            <text:p text:style-name="P19">Критерии приемки:</text:p>
            <text:p text:style-name="P19">Сценарий: Пользователь ищет информацию на сайте по строке текста</text:p>
            <text:p text:style-name="P19"/>
            <text:p text:style-name="P19">Поскольку я нахожусь в роли <text:change text:change-id="ct2364532396192"/>пользователя или <text:change text:change-id="ct2364532406992"/><text:change-start text:change-id="ct2364532400032"/><text:span text:style-name="T27">посетителя</text:span><text:change-end text:change-id="ct2364532400032"/>,</text:p>
            <text:p text:style-name="P19">и система показывает мне строку поиска <text:span text:style-name="T17">в верхней части </text:span>экрана на всех страницах, кроме страниц регистрации, авторизации</text:p>
            <text:p text:style-name="P19">Когда я заполняю поле поиска строкой текста, нажимаю кнопку «Найти» или клавишу ENTER на клавиатуре</text:p>
            <text:p text:style-name="P19">Тогда система открывает модальное окно, где показывает результаты поиска, в которых есть совпадения с введённой мной строкой текста. Результаты могут включать в себя <text:span text:style-name="T17">страницы книг, жанров, авторов </text:span>и новостные статьи. Все результаты упорядочены по важности (<text:span text:style-name="T17">новости(не больше 2-х), авторы книг, жанры, книги</text:span>). Также система отображает количество найденных результатов поиска в левой верхней части модального окна. В правой верхней части окна система показывает кнопку «Закрыть» и ниже фильтр, который позволяет упорядочить результаты поиска по важности и по дате (в начале новые).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A4" table:number-columns-spanned="4" office:value-type="string">
            <text:p text:style-name="P19">Сценарий для ошибочной ситуации: Пользователь ищет информацию на сайте по недействительной строке текста (для которой отсутствуют результаты поиска)</text:p>
            <text:p text:style-name="P19"/>
            <text:p text:style-name="P19"><text:change-start text:change-id="ct2364532398592"/><text:span text:style-name="T28">Поскольку</text:span><text:change-end text:change-id="ct2364532398592"/> я нахожусь в роли зарегистрированного пользователя или гостя</text:p>
            <text:p text:style-name="P19">Когда я заполняю поле поиска произвольной недействительной строкой текста, нажимаю кнопку «Найти» или клавишу ENTER на клавиатуре</text:p>
            <text:p text:style-name="P19">Тогда система открывает модальное окно, где показывает сообщение</text:p>
            <text:p text:style-name="P19">«Нет подходящих результатов».</text:p>
          </table:table-cell>
          <table:covered-table-cell/>
          <table:covered-table-cell/>
          <table:covered-table-cell/>
        </table:table-row>
      </table:table>
      <text:p text:style-name="P30"/>
      <text:list xml:id="list172854529693558" text:continue-numbering="true" text:style-name="WWNum6">
        <text:list-item>
          <text:list>
            <text:list-item>
              <text:p text:style-name="P55"><text:span text:style-name="T11"><text:s/></text:span><text:span text:style-name="T12">Добавление </text:span><text:span text:style-name="T21">информации о прочтении </text:span><text:span text:style-name="T12">книги</text:span></text:p>
            </text:list-item>
          </text:list>
        </text:list-item>
      </text:list>
      <text:p text:style-name="No_20_Spacing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21">Story ID</text:p>
          </table:table-cell>
          <table:table-cell table:style-name="Таблица7.B1" office:value-type="string">
            <text:p text:style-name="P26"><text:span text:style-name="T3">US-</text:span><text:span text:style-name="T1">2</text:span></text:p>
          </table:table-cell>
          <table:table-cell table:style-name="Таблица7.A1" office:value-type="string">
            <text:p text:style-name="P22">Story Title</text:p>
          </table:table-cell>
          <table:table-cell table:style-name="Таблица7.D1" office:value-type="string">
            <text:p text:style-name="P18">Добавление информации о прочтении книги</text:p>
          </table:table-cell>
        </table:table-row>
        <table:table-row table:style-name="Таблица7.1">
          <table:table-cell table:style-name="Таблица7.A2" table:number-columns-spanned="4" office:value-type="string">
            <text:p text:style-name="P19">Как <text:span text:style-name="T20">пользователь </text:span>сайта</text:p>
            <text:p text:style-name="P50">Я хочу <text:span text:style-name="T20">добавить информацию о прочтении </text:span><text:span text:style-name="T24">конкретной </text:span><text:span text:style-name="T20">книги</text:span><text:change text:change-id="ct2364532394032"/><text:change-start text:change-id="ct2364532401232"/></text:p>
            <text:p text:style-name="P53">Чтобы в будущем вернувшись к прочтению дан<text:change-end text:change-id="ct2364532401232"/><text:change-start text:change-id="ct2364532387552"/>ной книги вспомнить на чём остановился<text:change-end text:change-id="ct2364532387552"/></text:p>
          </table:table-cell>
          <table:covered-table-cell/>
          <table:covered-table-cell/>
          <table:covered-table-cell/>
        </table:table-row>
        <text:soft-page-break/>
        <table:table-row table:style-name="Таблица7.1">
          <table:table-cell table:style-name="Таблица7.A3" table:number-columns-spanned="4" office:value-type="string">
            <text:p text:style-name="P19">Критерии приемки:</text:p>
            <text:p text:style-name="P19">Сценарий: <text:span text:style-name="T24">Пользователь добавляет информацию</text:span><text:change-start text:change-id="ct2364532404352"/><text:span text:style-name="T24"> </text:span><text:span text:style-name="T27">о </text:span><text:change-end text:change-id="ct2364532404352"/><text:change-start text:change-id="ct2364532397632"/><text:span text:style-name="T27">прочтении книги</text:span><text:change-end text:change-id="ct2364532397632"/></text:p>
            <text:p text:style-name="P19"/>
            <text:p text:style-name="P49"><text:change-start text:change-id="ct2364532422832"/><text:span text:style-name="T32">Поскольку </text:span><text:change-end text:change-id="ct2364532422832"/><text:change text:change-id="ct2364532434832"/><text:change-start text:change-id="ct2364532430272"/><text:span text:style-name="T32">н</text:span><text:change-end text:change-id="ct2364532430272"/><text:span text:style-name="T24">аходясь на странице прочтения книги, я как пользователь могу добавлять информацию о своём прочтении данной книги</text:span><text:change-start text:change-id="ct2364532435792"/><text:span text:style-name="T24"> </text:span><text:span text:style-name="T32">и нажать клавишу «сохранить»</text:span><text:change-end text:change-id="ct2364532435792"/><text:span text:style-name="T24">. Данная информация может содержать прогресс чтения(количество прочитанных страниц), краткий комментарий, который будет виден только мне и оценку данной книги</text:span><text:change-start text:change-id="ct2364532427872"/><text:span text:style-name="T24">.</text:span><text:change-end text:change-id="ct2364532427872"/><text:change text:change-id="ct2364532430752"/><text:change text:change-id="ct2364532429792"/><text:change-start text:change-id="ct2364532426192"/></text:p>
            <text:p text:style-name="P49"><text:change-end text:change-id="ct2364532426192"/><text:change text:change-id="ct2364532429072"/><text:change-start text:change-id="ct2364532438432"/><text:span text:style-name="T32">Тогда </text:span><text:change-end text:change-id="ct2364532438432"/><text:change text:change-id="ct2364532438912"/><text:change-start text:change-id="ct2364532429552"/><text:span text:style-name="T32">система </text:span><text:change-end text:change-id="ct2364532429552"/><text:change-start text:change-id="ct2364532427392"/><text:span text:style-name="T33">проверяет корректность данных и сохраняет их в базу данных.</text:span><text:change-end text:change-id="ct2364532427392"/><text:change text:change-id="ct2364532430992"/><text:change text:change-id="ct2364532436272"/></text:p>
            <text:p text:style-name="P52">При достижении прогресса чтения 100 процентов, система предложит написать комментарий о книге и поставить ей оценку. Данная информация будет видна всем пользователям.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4" table:number-columns-spanned="4" office:value-type="string">
            <text:p text:style-name="P50">Сценарий для ошибочной ситуации: <text:span text:style-name="T24">пользователь указывает количество прочитанных страниц больше чем иметься в данной книге.</text:span></text:p>
            <text:p text:style-name="P50"><text:change-start text:change-id="ct2364532426672"/></text:p>
            <text:p text:style-name="P54">Поскольку я как пользователь</text:p>
            <text:p text:style-name="P54">Когда я указываю количество прочитанных страниц больше чем есть в данной книге<text:change-end text:change-id="ct2364532426672"/></text:p>
            <text:p text:style-name="P50"><text:span text:style-name="T24">Система выведет предупреждение и установит количество прочитанных страниц к максимально допустимому.</text:span></text:p>
          </table:table-cell>
          <table:covered-table-cell/>
          <table:covered-table-cell/>
          <table:covered-table-cell/>
        </table:table-row>
      </table:table>
      <text:p text:style-name="P30"/>
      <text:list xml:id="list172853534029471" text:continue-numbering="true" text:style-name="WWNum6">
        <text:list-item>
          <text:list>
            <text:list-item>
              <text:p text:style-name="P55"><text:span text:style-name="T11"><text:s/></text:span><text:span text:style-name="T13">Просмотр </text:span><text:span text:style-name="T22">странице книги</text:span></text:p>
            </text:list-item>
          </text:list>
        </text:list-item>
      </text:list>
      <text:p text:style-name="No_20_Spacing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21">Story ID</text:p>
          </table:table-cell>
          <table:table-cell table:style-name="Таблица8.B1" office:value-type="string">
            <text:p text:style-name="P26"><text:span text:style-name="T3">US-</text:span><text:span text:style-name="T1">3</text:span></text:p>
          </table:table-cell>
          <table:table-cell table:style-name="Таблица8.A1" office:value-type="string">
            <text:p text:style-name="P22">Story Title</text:p>
          </table:table-cell>
          <table:table-cell table:style-name="Таблица8.D1" office:value-type="string">
            <text:p text:style-name="P18">Просмотр странице книги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50">Как <text:span text:style-name="T25">посетитель сайта </text:span><text:change-start text:change-id="ct2364532385632"/></text:p>
            <text:p text:style-name="P50"><text:change-end text:change-id="ct2364532385632"/><text:change text:change-id="ct2364532385392"/><text:change-start text:change-id="ct2364532383472"/><text:span text:style-name="T25">Я</text:span><text:change-end text:change-id="ct2364532383472"/> хочу <text:span text:style-name="T25">просмотреть информацию о книге</text:span><text:change text:change-id="ct2364532391152"/></text:p>
            <text:p text:style-name="P19">Чтобы <text:change-start text:change-id="ct2364532392352"/><text:span text:style-name="T25">понять хочу ли я читать данную книгу</text:span><text:change-end text:change-id="ct2364532392352"/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table:number-columns-spanned="4" office:value-type="string">
            <text:p text:style-name="P50">Критерии приемки:</text:p>
            <text:p text:style-name="P50">Сценарий: <text:change-start text:change-id="ct2364532390192"/><text:span text:style-name="T26">Посетитель сайта </text:span><text:change-end text:change-id="ct2364532390192"/><text:change-start text:change-id="ct2364532389712"/><text:span text:style-name="T26">получает информацию о книге</text:span><text:change-end text:change-id="ct2364532389712"/><text:change-start text:change-id="ct2364532400752"/></text:p>
            <text:p text:style-name="P50"><text:change-end text:change-id="ct2364532400752"/><text:change text:change-id="ct2364532407952"/><text:change text:change-id="ct2364532393552"/></text:p>
            <text:p text:style-name="P19">Поскольку <text:change text:change-id="ct2364532400992"/><text:change-start text:change-id="ct2364532401712"/><text:span text:style-name="T26">я посещаю сайт </text:span><text:change-end text:change-id="ct2364532401712"/></text:p>
            <text:p text:style-name="P19">Когда <text:change text:change-id="ct2364532394992"/><text:change-start text:change-id="ct2364532399072"/><text:span text:style-name="T26">я открываю страницу конкретной книги</text:span><text:change-end text:change-id="ct2364532399072"/></text:p>
            <text:p text:style-name="P19">Тогда <text:change-start text:change-id="ct2364532384192"/><text:span text:style-name="T26">система отображает основную информацию о книге: обложку, название, автора(-ов), издательство, </text:span><text:change-end text:change-id="ct2364532384192"/><text:change-start text:change-id="ct2364532400272"/><text:span text:style-name="T26">количество страниц и среднюю оценку.</text:span><text:change-end text:change-id="ct2364532400272"/><text:change text:change-id="ct2364532386112"/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4" table:number-columns-spanned="4" office:value-type="string">
            <text:p text:style-name="P19">Сценарий для ошибочной ситуации: <text:change text:change-id="ct2364532393792"/><text:change-start text:change-id="ct2364532382032"/><text:span text:style-name="T26">посетитель пытается зайти на страницу книги которая: </text:span><text:change-end text:change-id="ct2364532382032"/><text:change-start text:change-id="ct2364532392112"/><text:span text:style-name="T26">не находиться в системе, заблоки</text:span><text:change-end text:change-id="ct2364532392112"/><text:change-start text:change-id="ct2364532384672"/><text:span text:style-name="T26">рована или запрещена на территории его государства.</text:span><text:change-end text:change-id="ct2364532384672"/></text:p>
            <text:p text:style-name="P19"/>
            <text:p text:style-name="P19">Поскольку <text:change text:change-id="ct2364532391632"/><text:change-start text:change-id="ct2364532379872"/><text:span text:style-name="T26">данная книга недоступна</text:span><text:change-end text:change-id="ct2364532379872"/></text:p>
            <text:p text:style-name="P19">Когда <text:change text:change-id="ct2364532399792"/><text:change-start text:change-id="ct2364532405552"/><text:span text:style-name="T26">посетитель </text:span><text:change-end text:change-id="ct2364532405552"/><text:change-start text:change-id="ct2364532399312"/><text:span text:style-name="T26">заходит на страницу данной книги</text:span><text:change-end text:change-id="ct2364532399312"/></text:p>
            <text:p text:style-name="P19">Тогда <text:change text:change-id="ct2364532401472"/><text:change-start text:change-id="ct2364532404832"/><text:span text:style-name="T26">система выдаёт сообщение об ошибке, а котором сказано по какой именно причине недоступна информация о данной книге</text:span><text:change-end text:change-id="ct2364532404832"/></text:p>
          </table:table-cell>
          <table:covered-table-cell/>
          <table:covered-table-cell/>
          <table:covered-table-cell/>
        </table:table-row>
      </table:table>
      <text:p text:style-name="P3"/>
      <text:list xml:id="list172853806128903" text:continue-numbering="true" text:style-name="WWNum6">
        <text:list-item>
          <text:list>
            <text:list-item>
              <text:p text:style-name="P55"><text:soft-page-break/><text:span text:style-name="T11"><text:s/></text:span><text:change text:change-id="ct2364532382272"/><text:change-start text:change-id="ct2364532389472"/><text:span text:style-name="T23">Просмотр книг определённого жанра</text:span><text:change-end text:change-id="ct2364532389472"/></text:p>
            </text:list-item>
          </text:list>
        </text:list-item>
      </text:list>
      <text:p text:style-name="No_20_Spacing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21">Story ID</text:p>
          </table:table-cell>
          <table:table-cell table:style-name="Таблица9.B1" office:value-type="string">
            <text:p text:style-name="P26"><text:span text:style-name="T3">US-</text:span><text:span text:style-name="T1">4</text:span></text:p>
          </table:table-cell>
          <table:table-cell table:style-name="Таблица9.A1" office:value-type="string">
            <text:p text:style-name="P22">Story Title</text:p>
          </table:table-cell>
          <table:table-cell table:style-name="Таблица9.D1" office:value-type="string">
            <text:p text:style-name="P18"><text:change-start text:change-id="ct2364532387312"/>Просмотр книг определённого жанра<text:change-end text:change-id="ct2364532387312"/><text:change text:change-id="ct2364532386832"/></text:p>
          </table:table-cell>
        </table:table-row>
        <table:table-row table:style-name="Таблица9.1">
          <table:table-cell table:style-name="Таблица9.A2" table:number-columns-spanned="4" office:value-type="string">
            <text:p text:style-name="P19">Как <text:change text:change-id="ct2364532380112"/><text:change-start text:change-id="ct2364532380592"/><text:span text:style-name="T27">посетитель сайта</text:span><text:change-end text:change-id="ct2364532380592"/></text:p>
            <text:p text:style-name="P19">Я хочу <text:change text:change-id="ct2364532409152"/><text:change-start text:change-id="ct2364532403872"/><text:span text:style-name="T27">просмотр</text:span><text:change-end text:change-id="ct2364532403872"/><text:change-start text:change-id="ct2364532406032"/><text:span text:style-name="T27">еть список книг </text:span><text:change-end text:change-id="ct2364532406032"/><text:change-start text:change-id="ct2364532395232"/><text:span text:style-name="T27">определённого жанра</text:span><text:change-end text:change-id="ct2364532395232"/></text:p>
            <text:p text:style-name="P19">Чтобы <text:change-start text:change-id="ct2364532396432"/><text:span text:style-name="T27">выбрать книгу для чтения</text:span><text:change-end text:change-id="ct2364532396432"/><text:change text:change-id="ct2364532410112"/>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3" table:number-columns-spanned="4" office:value-type="string">
            <text:p text:style-name="P19">Критерии приемки:</text:p>
            <text:p text:style-name="P51">Сценарий: <text:change-start text:change-id="ct2364532394752"/><text:span text:style-name="T32">Посетитель сайта хочет просмотреть </text:span><text:change-end text:change-id="ct2364532394752"/><text:change-start text:change-id="ct2364532385152"/>книг определённого жанра<text:change-end text:change-id="ct2364532385152"/><text:change text:change-id="ct2364532381072"/></text:p>
            <text:p text:style-name="P19"/>
            <text:p text:style-name="P19">Поскольку <text:change text:change-id="ct2364532388512"/><text:change-start text:change-id="ct2364532395712"/><text:span text:style-name="T27">я посетитель сайта</text:span><text:change-end text:change-id="ct2364532395712"/></text:p>
            <text:p text:style-name="P19">Когда <text:change text:change-id="ct2364532406512"/><text:change-start text:change-id="ct2364532398112"/><text:span text:style-name="T27">захожу на страницу жанра</text:span><text:change-end text:change-id="ct2364532398112"/></text:p>
            <text:p text:style-name="P19">Тогда <text:change text:change-id="ct2364532396912"/><text:change-start text:change-id="ct2364532402192"/><text:span text:style-name="T27">система выводит краткую информацию о данн</text:span><text:change-end text:change-id="ct2364532402192"/><text:change-start text:change-id="ct2364532402432"/><text:span text:style-name="T27">ом жанре и список книг содержащих элементы данного жанра</text:span><text:change-end text:change-id="ct2364532402432"/>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4" table:number-columns-spanned="4" office:value-type="string">
            <text:p text:style-name="P19">Сценарий для ошибочной ситуации: <text:change text:change-id="ct2364532413472"/><text:change-start text:change-id="ct2364532418992"/><text:span text:style-name="T32">данный жанр не существует</text:span><text:change-end text:change-id="ct2364532418992"/></text:p>
            <text:p text:style-name="P19"/>
            <text:p text:style-name="P19">Поскольку <text:change text:change-id="ct2364532427632"/><text:change-start text:change-id="ct2364532433392"/><text:span text:style-name="T32">я посетитель сайта </text:span><text:change-end text:change-id="ct2364532433392"/></text:p>
            <text:p text:style-name="P19">Когда <text:change-start text:change-id="ct2364532440112"/><text:span text:style-name="T32">я попада</text:span><text:change-end text:change-id="ct2364532440112"/><text:change-start text:change-id="ct2364532412752"/><text:span text:style-name="T32">ю на страницу несуществующего жанра</text:span><text:change-end text:change-id="ct2364532412752"/><text:change text:change-id="ct2364532432432"/></text:p>
            <text:p text:style-name="P19">Тогда <text:change text:change-id="ct2364532436752"/><text:change-start text:change-id="ct2364532436032"/><text:span text:style-name="T32">система отображает сообщение, что данный отсутствует</text:span><text:change-end text:change-id="ct2364532436032"/></text:p>
          </table:table-cell>
          <table:covered-table-cell/>
          <table:covered-table-cell/>
          <table:covered-table-cell/>
        </table:table-row>
      </table:table>
      <text:p text:style-name="P3"/>
      <text:list xml:id="list172854452808196" text:continue-numbering="true" text:style-name="WWNum6">
        <text:list-item>
          <text:list>
            <text:list-item>
              <text:p text:style-name="P55"><text:span text:style-name="T11"><text:s/></text:span><text:change text:change-id="ct2364532389952"/><text:change-start text:change-id="ct2364532406752"/><text:span text:style-name="T8">Просмотр </text:span><text:span text:style-name="T9">всех</text:span><text:span text:style-name="T8"> комментариев</text:span><text:change-end text:change-id="ct2364532406752"/><text:change-start text:change-id="ct2364532384432"/><text:span text:style-name="T8"> </text:span><text:span text:style-name="T9">конкретной книги</text:span><text:change-end text:change-id="ct2364532384432"/></text:p>
            </text:list-item>
          </text:list>
        </text:list-item>
      </text:list>
      <text:p text:style-name="No_20_Spacing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21">Story ID</text:p>
          </table:table-cell>
          <table:table-cell table:style-name="Таблица10.B1" office:value-type="string">
            <text:p text:style-name="P26"><text:span text:style-name="T3">US-</text:span><text:span text:style-name="T1">5</text:span></text:p>
          </table:table-cell>
          <table:table-cell table:style-name="Таблица10.A1" office:value-type="string">
            <text:p text:style-name="P22">Story Title</text:p>
          </table:table-cell>
          <table:table-cell table:style-name="Таблица10.D1" office:value-type="string">
            <text:p text:style-name="P18"><text:change-start text:change-id="ct2364532392592"/>Просмотр <text:span text:style-name="T31">всех </text:span>комментариев<text:change-end text:change-id="ct2364532392592"/><text:change-start text:change-id="ct2364532424032"/> конкретной книги<text:change-end text:change-id="ct2364532424032"/><text:change text:change-id="ct2364532382752"/>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19">Как <text:change text:change-id="ct2364532381312"/><text:change-start text:change-id="ct2364532390432"/><text:span text:style-name="T27">пользователь сайта</text:span><text:change-end text:change-id="ct2364532390432"/></text:p>
            <text:p text:style-name="P19">Я хочу <text:change text:change-id="ct2364532389232"/><text:change-start text:change-id="ct2364532392832"/><text:span text:style-name="T27">просмотреть к</text:span><text:change-end text:change-id="ct2364532392832"/><text:change-start text:change-id="ct2364532395472"/><text:span text:style-name="T27">омментарии к конкретной книге</text:span><text:change-end text:change-id="ct2364532395472"/></text:p>
            <text:p text:style-name="P19">Чтобы <text:change-start text:change-id="ct2364532409872"/><text:span text:style-name="T27">подчеркнуть но</text:span><text:span text:style-name="T31">в</text:span><text:span text:style-name="T27">ую информацию о книге</text:span><text:change-end text:change-id="ct2364532409872"/><text:change text:change-id="ct2364532401952"/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table:number-columns-spanned="4" office:value-type="string">
            <text:p text:style-name="P19">Критерии приемки:</text:p>
            <text:p text:style-name="P19">Сценарий: <text:change text:change-id="ct2364532403392"/><text:change-start text:change-id="ct2364532400512"/><text:span text:style-name="T27">Пользователь просматривает комментарии</text:span><text:change-end text:change-id="ct2364532400512"/></text:p>
            <text:p text:style-name="P19"/>
            <text:p text:style-name="P19">Поскольку <text:change text:change-id="ct2364532424992"/><text:change-start text:change-id="ct2364532420912"/><text:span text:style-name="T30">я </text:span><text:span text:style-name="T31">пользователь сайта </text:span><text:change-end text:change-id="ct2364532420912"/><text:change-start text:change-id="ct2364532410352"/><text:span text:style-name="T31">я могу просматривать комментарии</text:span><text:change-end text:change-id="ct2364532410352"/></text:p>
            <text:p text:style-name="P19">Когда <text:change-start text:change-id="ct2364532429312"/><text:span text:style-name="T31">я нахожу</text:span><text:change-end text:change-id="ct2364532429312"/><text:change-start text:change-id="ct2364532438192"/><text:span text:style-name="T31">сь на странице любой книги нажав на кнопку «ещё» в блоке с самыми популярными комментариями</text:span><text:change-end text:change-id="ct2364532438192"/><text:change text:change-id="ct2364532418752"/></text:p>
            <text:p text:style-name="P19">Тогда <text:change text:change-id="ct2364532407472"/><text:change-start text:change-id="ct2364532408192"/><text:span text:style-name="T31">система </text:span><text:change-end text:change-id="ct2364532408192"/><text:change-start text:change-id="ct2364532416832"/><text:span text:style-name="T31">открывает </text:span><text:change-end text:change-id="ct2364532416832"/><text:change-start text:change-id="ct2364532423552"/><text:span text:style-name="T31">новую страницу на которой отображаются все комментарии. На данной ст</text:span><text:change-end text:change-id="ct2364532423552"/><text:change-start text:change-id="ct2364532420432"/><text:span text:style-name="T31">ранице работает поиск по ключевым словам и <text:s/>сортировк</text:span><text:span text:style-name="T32">а</text:span><text:span text:style-name="T31"> комментариев по дате, популярности, количеству ответов и объёму</text:span><text:change-end text:change-id="ct2364532420432"/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4" table:number-columns-spanned="4" office:value-type="string">
            <text:p text:style-name="P19">Сценарий для ошибочной ситуации: <text:change text:change-id="ct2364532408432"/><text:change-start text:change-id="ct2364532436992"/><text:span text:style-name="T31">у книги ещё нет ни одного комментария</text:span><text:change-end text:change-id="ct2364532436992"/></text:p>
            <text:p text:style-name="P19"/>
            <text:p text:style-name="P19">Поскольку <text:change-start text:change-id="ct2364532424752"/><text:span text:style-name="T31">я</text:span><text:change-end text:change-id="ct2364532424752"/><text:change-start text:change-id="ct2364532411792"/><text:span text:style-name="T31"> пользователь сайта</text:span><text:change-end text:change-id="ct2364532411792"/><text:change text:change-id="ct2364532423792"/></text:p>
            <text:p text:style-name="P19">Когда <text:change text:change-id="ct2364532411072"/><text:change-start text:change-id="ct2364532435072"/><text:span text:style-name="T32">вместо блока комментариев я вижу надпись «у данной книги ещё нет ни одного комментария»</text:span><text:change-end text:change-id="ct2364532435072"/></text:p>
            <text:p text:style-name="P19">Тогда <text:change text:change-id="ct2364532434352"/><text:change-start text:change-id="ct2364532435312"/><text:span text:style-name="T32">система </text:span><text:change-end text:change-id="ct2364532435312"/><text:change-start text:change-id="ct2364532425952"/><text:span text:style-name="T32">не отображает кнопку «ещё»</text:span><text:change-end text:change-id="ct2364532425952"/></text:p>
          </table:table-cell>
          <table:covered-table-cell/>
          <table:covered-table-cell/>
          <table:covered-table-cell/>
        </table:table-row>
      </table:table>
      <text:p text:style-name="P3"/>
      <text:list xml:id="list172854094919218" text:continue-numbering="true" text:style-name="WWNum6">
        <text:list-item>
          <text:list>
            <text:list-item>
              <text:p text:style-name="P55"><text:span text:style-name="T11"><text:s/></text:span><text:change-start text:change-id="ct2364532398352"/><text:span text:style-name="T13">Добавить </text:span><text:change-end text:change-id="ct2364532398352"/><text:change text:change-id="ct2364532387792"/><text:change-start text:change-id="ct2364532381792"/><text:span text:style-name="T23">книгу</text:span><text:change-end text:change-id="ct2364532381792"/></text:p>
            </text:list-item>
          </text:list>
        </text:list-item>
      </text:list>
      <text:p text:style-name="No_20_Spacing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ext:soft-page-break/>
        <table:table-row table:style-name="Таблица11.1">
          <table:table-cell table:style-name="Таблица11.A1" office:value-type="string">
            <text:p text:style-name="P21">Story ID</text:p>
          </table:table-cell>
          <table:table-cell table:style-name="Таблица11.B1" office:value-type="string">
            <text:p text:style-name="P26"><text:span text:style-name="T3">US-</text:span><text:span text:style-name="T1">6</text:span></text:p>
          </table:table-cell>
          <table:table-cell table:style-name="Таблица11.A1" office:value-type="string">
            <text:p text:style-name="P22">Story Title</text:p>
          </table:table-cell>
          <table:table-cell table:style-name="Таблица11.D1" office:value-type="string">
            <text:p text:style-name="P18"><text:change-start text:change-id="ct2364532408912"/>Добавить книгу<text:change-end text:change-id="ct2364532408912"/><text:change text:change-id="ct2364532408672"/>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19">Как <text:change text:change-id="ct2364532407712"/><text:change-start text:change-id="ct2364532409392"/><text:span text:style-name="T27">администратор</text:span><text:change-end text:change-id="ct2364532409392"/><text:change-start text:change-id="ct2364532381552"/><text:span text:style-name="T27"> </text:span><text:span text:style-name="T18">сайта</text:span><text:change-end text:change-id="ct2364532381552"/></text:p>
            <text:p text:style-name="P19">Я хочу <text:change text:change-id="ct2364532425232"/><text:change-start text:change-id="ct2364532414912"/><text:span text:style-name="T27">добавить новую книгу</text:span><text:change-end text:change-id="ct2364532414912"/></text:p>
            <text:p text:style-name="P19">Чтобы <text:change text:change-id="ct2364532421632"/><text:change-start text:change-id="ct2364532407232"/><text:span text:style-name="T27">в базе сервиса появилась новая книга</text:span><text:change-end text:change-id="ct2364532407232"/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table:number-columns-spanned="4" office:value-type="string">
            <text:p text:style-name="P19">Критерии приемки:</text:p>
            <text:p text:style-name="P19">Сценарий: <text:change-start text:change-id="ct2364532414432"/><text:span text:style-name="T27">Администратор добавляет в систему новую книгу</text:span><text:change-end text:change-id="ct2364532414432"/><text:change text:change-id="ct2364532405792"/></text:p>
            <text:p text:style-name="P19"/>
            <text:p text:style-name="P19">Поскольку <text:change-start text:change-id="ct2364532424272"/><text:span text:style-name="T29">я являясь администратором </text:span><text:change-end text:change-id="ct2364532424272"/><text:change text:change-id="ct2364532414672"/><text:change-start text:change-id="ct2364532397152"/><text:span text:style-name="T29">сайта</text:span><text:change-end text:change-id="ct2364532397152"/></text:p>
            <text:p text:style-name="P19">Когда<text:change-start text:change-id="ct2364532419952"/> <text:change-end text:change-id="ct2364532419952"/><text:change text:change-id="ct2364532416592"/><text:change-start text:change-id="ct2364532412512"/><text:span text:style-name="T30">на странице добавления книги </text:span><text:change-end text:change-id="ct2364532412512"/><text:change-start text:change-id="ct2364532411312"/><text:span text:style-name="T30">я либо вручную, либо автоматически заполняю все обязательные поля(название, количество страниц)</text:span><text:change-end text:change-id="ct2364532411312"/><text:change-start text:change-id="ct2364532405312"/><text:span text:style-name="T30">, добавляю максимум известной информации, проверяю её ко</text:span><text:change-end text:change-id="ct2364532405312"/><text:change-start text:change-id="ct2364532409632"/><text:span text:style-name="T30">рректность и нажимаю на кнопку «добавить»</text:span><text:change-end text:change-id="ct2364532409632"/></text:p>
            <text:p text:style-name="P19">Тогда <text:change text:change-id="ct2364532423312"/>система <text:change-start text:change-id="ct2364532417312"/><text:span text:style-name="T30">проводит свои проверки и в случае успешного прохождения добавляет книгу в базу данных</text:span><text:change-end text:change-id="ct2364532417312"/><text:change text:change-id="ct2364532425472"/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4" table:number-columns-spanned="4" office:value-type="string">
            <text:p text:style-name="P19">Сценарий для ошибочной ситуации: <text:change text:change-id="ct2364532421872"/><text:change-start text:change-id="ct2364532424512"/><text:span text:style-name="T30">книга запрещена </text:span><text:change-end text:change-id="ct2364532424512"/><text:change-start text:change-id="ct2364532411552"/><text:span text:style-name="T30">на территории РФ</text:span><text:change-end text:change-id="ct2364532411552"/></text:p>
            <text:p text:style-name="P19"/>
            <text:p text:style-name="P19">Поскольку <text:change-start text:change-id="ct2364532416352"/><text:span text:style-name="T30">книга находиться в реестре запрещённых материалов</text:span><text:change-end text:change-id="ct2364532416352"/><text:change text:change-id="ct2364532422112"/></text:p>
            <text:p text:style-name="P19">Когда <text:change-start text:change-id="ct2364532404112"/><text:span text:style-name="T30">администратор н</text:span><text:change-end text:change-id="ct2364532404112"/><text:change-start text:change-id="ct2364532406272"/><text:span text:style-name="T30">ажал кнопку добавить и система нашла совпадение названия книги с материалом из реестра запрещённых материалов</text:span><text:change-end text:change-id="ct2364532406272"/><text:change text:change-id="ct2364532397392"/></text:p>
            <text:p text:style-name="P19">Тогда <text:change text:change-id="ct2364532415152"/><text:change-start text:change-id="ct2364532422352"/><text:span text:style-name="T30">система выдаёт предупреждение </text:span><text:change-end text:change-id="ct2364532422352"/><text:change-start text:change-id="ct2364532420192"/><text:span text:style-name="T30">и не добавляет книгу в базу данных</text:span><text:change-end text:change-id="ct2364532420192"/></text:p>
          </table:table-cell>
          <table:covered-table-cell/>
          <table:covered-table-cell/>
          <table:covered-table-cell/>
        </table:table-row>
      </table:table>
      <text:p text:style-name="P3"/>
      <text:p text:style-name="P36">ЗАКЛЮЧЕНИЕ</text:p>
      <text:p text:style-name="P6"/>
      <text:p text:style-name="P30">В результате выполнения настоящей лабораторной работы был изучен один из способов анализа пользовательских требований в гибких проектах разработки — пользовательские истории.</text:p>
      <text:p text:style-name="P30">В соответствии с требованиями задания составлены 6-ть пользовательских историй для 3-х типов пользователей (указаны в скобках):</text:p>
      <text:list xml:id="list4178931275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3"><text:change-start text:change-id="ct2364532413712"/>Поиск по сайту (посетитель сайта)</text:p>
                                </text:list-item>
                                <text:list-item>
                                  <text:p text:style-name="P43"><text:change-end text:change-id="ct2364532413712"/><text:change text:change-id="ct2364532414192"/><text:change-start text:change-id="ct2364532423072"/><text:span text:style-name="T29">Внесение информации о прочтении </text:span><text:change-end text:change-id="ct2364532423072"/><text:change-start text:change-id="ct2364532387072"/>(посетитель сайта)</text:p>
                                </text:list-item>
                                <text:list-item>
                                  <text:p text:style-name="P43">Просмотр информации о <text:change-end text:change-id="ct2364532387072"/><text:change text:change-id="ct2364532415632"/><text:change-start text:change-id="ct2364532416112"/><text:span text:style-name="T29">книги</text:span><text:change-end text:change-id="ct2364532416112"/><text:change-start text:change-id="ct2364532410832"/> (посетитель сайта)</text:p>
                                </text:list-item>
                                <text:list-item>
                                  <text:p text:style-name="P43">Просмотр списка <text:change-end text:change-id="ct2364532410832"/><text:change text:change-id="ct2364532415872"/><text:change-start text:change-id="ct2364532422592"/><text:span text:style-name="T29">книг, определённого жанра</text:span><text:change-end text:change-id="ct2364532422592"/><text:change-start text:change-id="ct2364532421392"/> (посети<text:change-end text:change-id="ct2364532421392"/><text:change-start text:change-id="ct2364532402912"/>тель сайта)</text:p>
                                </text:list-item>
                                <text:list-item>
                                  <text:p text:style-name="P44"><text:change-end text:change-id="ct2364532402912"/><text:change text:change-id="ct2364532415392"/><text:change-start text:change-id="ct2364532410592"/><text:span text:style-name="T8">Просмотр </text:span><text:span text:style-name="T9">всех </text:span><text:span text:style-name="T8">комментариев</text:span><text:change-end text:change-id="ct2364532410592"/><text:change-start text:change-id="ct2364532402672"/> <text:change-end text:change-id="ct2364532402672"/><text:change-start text:change-id="ct2364532388032"/><text:span text:style-name="T31">данной книги </text:span><text:change-end text:change-id="ct2364532388032"/><text:change-start text:change-id="ct2364532393072"/>(авторизованный пользователь)</text:p>
                                </text:list-item>
                                <text:list-item>
                                  <text:p text:style-name="P43"><text:change-end text:change-id="ct2364532393072"/><text:change text:change-id="ct2364532386592"/><text:change-start text:change-id="ct2364532383712"/>Добавить книгу<text:change-end text:change-id="ct2364532383712"/><text:change-start text:change-id="ct2364532417792"/>(<text:change-end text:change-id="ct2364532417792"/><text:change text:change-id="ct2364532395952"/><text:change-start text:change-id="ct2364532403152"/><text:span text:style-name="T29">администратор</text:span><text:change-end text:change-id="ct2364532403152"/><text:change-start text:change-id="ct2364532413232"/>)<text:change-end text:change-id="ct2364532413232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0">Также для каждой истории были составлены критерии приемки. Критерии приемки помогают команде разработки точно знать, что им нужно сделать, но при этом держат заказчика в курсе процесса разработки и позволяют ему проверять разработанное программное обеспечение на соответствие актуальным бизнес-требованиям. Кроме того, критерии приемки служат основой для сценариев использования и тестов, которые гарантируют достижение бизнес-целей и создание приложения без ошибок.</text:p>
      <text:p text:style-name="P7"><text:tab/></text:p>
      <text:p text:style-name="P7"><text:tab/>Каждую историю необходимо было проверить на соответствие принципам <text:span text:style-name="T16">INVEST</text:span>. <text:span text:style-name="T19">Не все из представленных историй соответствуют данным принципам</text:span>:</text:p>
      <text:list xml:id="list1645112629" text:style-name="WWNum15">
        <text:list-item>
          <text:p text:style-name="P41">История <text:span text:style-name="T16">US</text:span>-1 не отвечает критерию <text:span text:style-name="T16">Independent</text:span>, так как находится в зависимости от других историй, связанных с реализацией разделов для подписки, регистрации и авторизации.</text:p>
        </text:list-item>
      </text:list>
      <text:p text:style-name="P33">Для остальных историй серьезные нарушения критериев <text:span text:style-name="T16">INVEST</text:span> отсутствуют.</text:p>
      <text:p text:style-name="P7"/>
      <text:p text:style-name="P30"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3"/>
      <text:p text:style-name="P36">СПИСОК ИСПОЛЬЗОВАННЫХ ИСТОЧНИКОВ</text:p>
      <text:p text:style-name="P6"/>
      <text:list xml:id="list1838944154" text:style-name="WWNum1">
        <text:list-item>
          <text:p text:style-name="P46">Кон Майк. Пользовательские истории. Гибкая разработка программного обеспечения = <text:span text:style-name="T16">User</text:span> <text:span text:style-name="T16">Stories</text:span> <text:span text:style-name="T16">Applied</text:span>: <text:span text:style-name="T16">For</text:span> <text:span text:style-name="T16">Agile</text:span> <text:span text:style-name="T16">Software</text:span> <text:span text:style-name="T16">Development</text:span>: пер. с англ. / Майк Кон. — М.: Издательство «Вильямс», 2018 — 256 с.: ил.</text:p>
        </text:list-item>
      </text:list>
      <text:p text:style-name="No_20_Spacing"/>
      <text:list xml:id="list172854089414280" text:continue-numbering="true" text:style-name="WWNum1">
        <text:list-item>
          <text:p text:style-name="P46">Паттон Джефф. Пользовательские истории. Искусство гибкой разработки программного обеспечения = <text:span text:style-name="T16">User</text:span> <text:span text:style-name="T16">Story</text:span> <text:span text:style-name="T16">Mapping</text:span>: <text:span text:style-name="T16">Discover</text:span> <text:span text:style-name="T16">the</text:span> <text:span text:style-name="T16">Whole</text:span> <text:span text:style-name="T16">Story</text:span>, <text:span text:style-name="T16">Build</text:span> <text:span text:style-name="T16">the</text:span> <text:span text:style-name="T16">Right</text:span> <text:span text:style-name="T16">Product</text:span>: пер. с англ. / Джефф Паттон. — СПб.: Издательство «Питер», 2019 — 288 с.: ил.</text:p>
        </text:list-item>
      </text:list>
      <text:p text:style-name="No_20_Spacing"/>
      <text:list xml:id="list172852797725088" text:continue-numbering="true" text:style-name="WWNum1">
        <text:list-item>
          <text:p text:style-name="P46">Вигерс, Карл. Разработка требований к программному обеспечению = <text:span text:style-name="T16">Software</text:span> <text:span text:style-name="T16">Requirements</text:span>: пер. с англ.; 3-е издание, дополненное / Карл Виггерс, Джой Битти — СПб.: Издательство «<text:span text:style-name="T16">BHV</text:span>», 2020. — 736 с.: ил.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ambria3" svg:font-family="Cambria"/>
    <style:font-face style:name="Cambria1" svg:font-family="Cambria, 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2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Р" style:family="paragraph" style:parent-style-name="Heading_20_1" style:default-outline-level="">
      <style:text-properties fo:color="#000000" loext:opacity="100%" style:font-name="Cambria" fo:font-family="Cambria" style:font-family-generic="roman" style:font-pitch="variable" fo:font-size="14pt" fo:font-weight="bold" style:font-size-asian="14pt" style:font-weight-asian="bold" style:font-size-complex="14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/>
      <style:text-properties style:language-asian="ru" style:country-asian="RU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ЛП_20_1" style:display-name="ЛП 1" style:family="paragraph" style:parent-style-name="Heading_20_1" style:default-outline-level="">
      <style:paragraph-properties fo:line-height="108%" fo:hyphenation-ladder-count="no-limit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language-asian="zh" style:country-asian="CN" style:font-name-complex="Times New Roman1" style:font-family-complex="'Times New Roman'" style:font-family-generic-complex="system" style:font-pitch-complex="variable" style:font-size-complex="16pt"/>
    </style:style>
    <style:style style:name="ЛР_20_Знак" style:display-name="ЛР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ЛП_20_1_20_Знак" style:display-name="ЛП 1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2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2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2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vgeny Redgrave</meta:initial-creator>
    <meta:editing-cycles>73</meta:editing-cycles>
    <meta:creation-date>2020-10-04T15:54:00</meta:creation-date>
    <dc:date>2021-11-21T17:28:52.486000000</dc:date>
    <meta:editing-duration>P2DT13H21M12S</meta:editing-duration>
    <meta:generator>LibreOffice/7.1.6.2$Windows_X86_64 LibreOffice_project/0e133318fcee89abacd6a7d077e292f1145735c3</meta:generator>
    <meta:document-statistic meta:table-count="11" meta:image-count="0" meta:object-count="0" meta:page-count="8" meta:paragraph-count="170" meta:word-count="1464" meta:character-count="11010" meta:non-whitespace-character-count="97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